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Czcionka tekstu podstawowego" svg:font-family="'Czcionka tekstu podstawowego'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8.063cm"/>
    </style:style>
    <style:style style:name="co3" style:family="table-column">
      <style:table-column-properties fo:break-before="auto" style:column-width="7.325cm"/>
    </style:style>
    <style:style style:name="co4" style:family="table-column">
      <style:table-column-properties fo:break-before="auto" style:column-width="5.44cm"/>
    </style:style>
    <style:style style:name="co5" style:family="table-column">
      <style:table-column-properties fo:break-before="auto" style:column-width="5.521cm"/>
    </style:style>
    <style:style style:name="co6" style:family="table-column">
      <style:table-column-properties fo:break-before="auto" style:column-width="5.276cm"/>
    </style:style>
    <style:style style:name="co7" style:family="table-column">
      <style:table-column-properties fo:break-before="auto" style:column-width="4.209cm"/>
    </style:style>
    <style:style style:name="co8" style:family="table-column">
      <style:table-column-properties fo:break-before="auto" style:column-width="3.745cm"/>
    </style:style>
    <style:style style:name="ro1" style:family="table-row">
      <style:table-row-properties style:row-height="0.50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910" table:default-cell-style-name="Default"/>
        <table:table-row table:style-name="ro1">
          <table:table-cell office:value-type="string">
            <text:p>2. Twój wiek?</text:p>
          </table:table-cell>
          <table:table-cell office:value-type="string">
            <text:p>5. Na ile ważne jest dla Ciebie, by pracodawca zapewnił Ci/zadbał o następujące warunki:</text:p>
          </table:table-cell>
          <table:table-cell table:number-columns-repeated="14"/>
          <table:table-cell office:value-type="string">
            <text:p>6. Czy uważasz, że pracodawca nie zapewnia Ci?</text:p>
          </table:table-cell>
          <table:table-cell table:number-columns-repeated="14"/>
          <table:table-cell office:value-type="string">
            <text:p>7. Jeżeli pracodawca nie spełnia Twoich oczekiwań to:</text:p>
          </table:table-cell>
          <table:table-cell table:number-columns-repeated="15"/>
          <table:table-cell office:value-type="string">
            <text:p>8. Których Twoich oczekiwań pracodawca nie spełnia najczęściej? Nie zapewnia:</text:p>
          </table:table-cell>
          <table:table-cell table:number-columns-repeated="14"/>
          <table:table-cell office:value-type="string">
            <text:p>9. Czy komunikujesz pracodawcy, że nie spełnia on Twoich oczekiwań?</text:p>
          </table:table-cell>
          <table:table-cell office:value-type="string">
            <text:p>10. Dlaczego nie komunikujesz pracodawcy, że nie spełnia on Twoich oczekiwań?</text:p>
          </table:table-cell>
          <table:table-cell table:number-columns-repeated="8"/>
          <table:table-cell office:value-type="string">
            <text:p>11. W jaki sposób komunikujesz pracodawcy swoje oczekiwania?</text:p>
          </table:table-cell>
          <table:table-cell table:number-columns-repeated="7"/>
          <table:table-cell office:value-type="string">
            <text:p>12. Czy jesteś skłonny(a) ZMIENIĆ PRACĘ jeżeli pracodawca NIE ZAPEWNI CI?</text:p>
          </table:table-cell>
          <table:table-cell table:number-columns-repeated="16"/>
          <table:table-cell office:value-type="string">
            <text:p>13. Czy uważasz, że pracodawca ma wobec Ciebie jakieś oczekiwania, poza tymi zawartymi w umowie o pracę?</text:p>
          </table:table-cell>
          <table:table-cell office:value-type="string">
            <text:p>14. Jakie oczekiwania, poza tymi zawartymi w umowie o pracę, ma Twoim zdaniem, pracodawca wobec Ciebie?</text:p>
          </table:table-cell>
          <table:table-cell table:number-columns-repeated="11"/>
          <table:table-cell office:value-type="string">
            <text:p>15. Proszę wskazać, na ile zgadzasz się z poniższymi twierdzeniami</text:p>
          </table:table-cell>
          <table:table-cell table:number-columns-repeated="913"/>
        </table:table-row>
        <table:table-row table:style-name="ro1">
          <table:table-cell/>
          <table:table-cell office:value-type="string">
            <text:p>narzędzie niezbędne do wykonywania pracy i właściwe warunki bhp</text:p>
          </table:table-cell>
          <table:table-cell office:value-type="string">
            <text:p>dopasowane do potrzeb warunki socjalne</text:p>
          </table:table-cell>
          <table:table-cell office:value-type="string">
            <text:p>możliwość awansu i przejrzyste jego warunki</text:p>
          </table:table-cell>
          <table:table-cell office:value-type="string">
            <text:p>satysfakcjonujące wynagrodzenie i przejrzyste zasady przydzielania podwyżek</text:p>
          </table:table-cell>
          <table:table-cell office:value-type="string">
            <text:p>szansę na rozwój osobisty</text:p>
          </table:table-cell>
          <table:table-cell office:value-type="string">
            <text:p>możliwość udziału w szkoleniach rozwijających kwalifikacje</text:p>
          </table:table-cell>
          <table:table-cell office:value-type="string">
            <text:p>bezpieczeństwo zatrudnienia (stałą umowę o pracę)</text:p>
          </table:table-cell>
          <table:table-cell office:value-type="string">
            <text:p>samodzielność w pracy</text:p>
          </table:table-cell>
          <table:table-cell office:value-type="string">
            <text:p>dopasowany do Twoich potrzeb system motywacyjny</text:p>
          </table:table-cell>
          <table:table-cell office:value-type="string">
            <text:p>zachowanie równowagi pomiędzy pracą a życiem osobistym (work life balance)</text:p>
          </table:table-cell>
          <table:table-cell office:value-type="string">
            <text:p>przejrzyste systemy oceny pracy</text:p>
          </table:table-cell>
          <table:table-cell office:value-type="string">
            <text:p>brak dyskryminowania i faworyzowania wybranych pracowników</text:p>
          </table:table-cell>
          <table:table-cell office:value-type="string">
            <text:p>regularne otrzymywanie informacji zwrotnych dotyczących oceny jakości pracy</text:p>
          </table:table-cell>
          <table:table-cell office:value-type="string">
            <text:p>szacunek i poszanowanie godności ze strony przełożonych i współpracowników</text:p>
          </table:table-cell>
          <table:table-cell office:value-type="string">
            <text:p>dbałośc o klimat sprzyjający zadowoleniu z pracy</text:p>
          </table:table-cell>
          <table:table-cell table:number-columns-repeated="15"/>
          <table:table-cell office:value-type="string">
            <text:p>czujesz spadek satysfakcji z wykonywanej pracy</text:p>
          </table:table-cell>
          <table:table-cell office:value-type="string">
            <text:p>spada Twoje poczucie lojalności wobec pracodawcy/przełożonego</text:p>
          </table:table-cell>
          <table:table-cell office:value-type="string">
            <text:p>spada Twoje zaangażowanie w pracę</text:p>
          </table:table-cell>
          <table:table-cell office:value-type="string">
            <text:p>ograniczasz się wyłącznie do realizowania podstawowych obowiązków</text:p>
          </table:table-cell>
          <table:table-cell office:value-type="string">
            <text:p>pozwalasz sobie na załatwianie prywatnych spraw w pracy (np. telefony,maile, przeglądanie stron internetowych, itp.)</text:p>
          </table:table-cell>
          <table:table-cell office:value-type="string">
            <text:p>pracujesz tylko wtedy, kiedy przełożony patrzy Ci na ręce</text:p>
          </table:table-cell>
          <table:table-cell office:value-type="string">
            <text:p>czujesz duży stres</text:p>
          </table:table-cell>
          <table:table-cell office:value-type="string">
            <text:p>bierzesz L-4 nawet kiedy nie jesteś chory(a)</text:p>
          </table:table-cell>
          <table:table-cell office:value-type="string">
            <text:p>masz poczucie, że brakuje Ci sił do pracy, że się wypalasz</text:p>
          </table:table-cell>
          <table:table-cell office:value-type="string">
            <text:p>na samą myśl o przyjściu do pracy źle się czujesz (np. boli Cię brzuch, głowa, czujesz niepokój, itp.)</text:p>
          </table:table-cell>
          <table:table-cell office:value-type="string">
            <text:p>w poszukiwaniu sprawiedliwości wynosisz z pracy drobne rzeczy (np. papier, spinacze, długopisy, karteczki, itp.)</text:p>
          </table:table-cell>
          <table:table-cell office:value-type="string">
            <text:p>w sposób dyskretny celowo niszczysz rzeczy należące do pracodawcy</text:p>
          </table:table-cell>
          <table:table-cell office:value-type="string">
            <text:p>przestajesz stosować się do obowiązujących w firmie norm</text:p>
          </table:table-cell>
          <table:table-cell office:value-type="string">
            <text:p>uciekasz się do akcji sabotażowych (np. buntujesz współpracowników, rozpuszczasz wymyślone informacje, itp.) </text:p>
          </table:table-cell>
          <table:table-cell office:value-type="string">
            <text:p>masz ochotę zmienić pracę, ale tego nie robisz</text:p>
          </table:table-cell>
          <table:table-cell office:value-type="string">
            <text:p>składasz wymówienie i szukasz innej pracy</text:p>
          </table:table-cell>
          <table:table-cell table:number-columns-repeated="25"/>
          <table:table-cell office:value-type="string">
            <text:p>mówisz wprost czego oczekujesz i dlaczego</text:p>
          </table:table-cell>
          <table:table-cell office:value-type="string">
            <text:p>długo nie mówisz, a później wybuchasz</text:p>
          </table:table-cell>
          <table:table-cell office:value-type="string">
            <text:p>zaczynasz wolniej pracować i czekasz na reakcję przełożonego/pracodawcy</text:p>
          </table:table-cell>
          <table:table-cell office:value-type="string">
            <text:p>rozpowiadasz współpracownikom o swoich oczekiwaniach licząc, że dotrze to do przełożonego/pracodawcy</text:p>
          </table:table-cell>
          <table:table-cell office:value-type="string">
            <text:p>nie przyjmujesz nowych zadań dopóki przełożony/pracodawca nie spełni określonego przez Ciebie oczekiwania</text:p>
          </table:table-cell>
          <table:table-cell office:value-type="string">
            <text:p>celowo nieprawidłowo wykonujesz zadania komunikując, że to przez brak zaspokojenia oczekiwań</text:p>
          </table:table-cell>
          <table:table-cell office:value-type="string">
            <text:p>bierzesz L-4, żeby przełożony domyślił się, że coś jest nie tak</text:p>
          </table:table-cell>
          <table:table-cell office:value-type="string">
            <text:p>inne</text:p>
          </table:table-cell>
          <table:table-cell office:value-type="string">
            <text:p>narzędzi niezbędnych do wykonywania pracy i/lub właściwych warunków bhp</text:p>
          </table:table-cell>
          <table:table-cell office:value-type="string">
            <text:p>dopasowany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szania</text:p>
          </table:table-cell>
          <table:table-cell office:value-type="string">
            <text:p>przejrzystych zasad premiowania</text:p>
          </table:table-cell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podnoszących kwalifikacje i kompetencje na zajmowanym stanowisku</text:p>
          </table:table-cell>
          <table:table-cell office:value-type="string">
            <text:p>bezpieczeństwa zatrudnienia (stałej umowy o pracę)</text:p>
          </table:table-cell>
          <table:table-cell office:value-type="string">
            <text:p>samodzielności w pracy</text:p>
          </table:table-cell>
          <table:table-cell office:value-type="string">
            <text:p>wpływu na podejmowane w firmie decyzje i działania</text:p>
          </table:table-cell>
          <table:table-cell office:value-type="string">
            <text:p>dopasowanego do Twoich potrzeb systemu motywacyjnego</text:p>
          </table:table-cell>
          <table:table-cell office:value-type="string">
            <text:p>równowagi pomiędzy pracą a życiem osobistym (work life balance)</text:p>
          </table:table-cell>
          <table:table-cell office:value-type="string">
            <text:p>przejrzystego systemu oceny pracy</text:p>
          </table:table-cell>
          <table:table-cell office:value-type="string">
            <text:p>równego traktowania pracowników, rozumianego jako brak dyskryminacji i brak faworyzowania wybranych pracowników</text:p>
          </table:table-cell>
          <table:table-cell office:value-type="string">
            <text:p>regularnego otrzymywania informacji zwrotnej dotyczącej wykonywanej pracy</text:p>
          </table:table-cell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/>
          <table:table-cell office:value-type="string">
            <text:p>przyjmując Cię do pracy oczekuje, że posiadasz deklarowane w rozmowie kwalifikacyjnej (CV) umiejętności (np. znajomość języka na deklarowanym poziomie, itp.)</text:p>
          </table:table-cell>
          <table:table-cell office:value-type="string">
            <text:p>że będziesz przestrzegał(a) panujących w firmie norm i zasad, w tym zasad bhp</text:p>
          </table:table-cell>
          <table:table-cell office:value-type="string">
            <text:p>że potrafisz pracować w zespole</text:p>
          </table:table-cell>
          <table:table-cell office:value-type="string">
            <text:p>że będziesz sumiennie wykonywał(a) przydzielone Ci zadania i polecenia przełożonego</text:p>
          </table:table-cell>
          <table:table-cell office:value-type="string">
            <text:p>że będziesz wyjeżdżał(a) na kilkudniowe delegacje (jeżeli taki był warunek przyjęcia do pracy) i nie będziesz się zasłaniał(a) sytuacją rodzinną </text:p>
          </table:table-cell>
          <table:table-cell office:value-type="string">
            <text:p>że będziesz podnosił(a) kwalifikacje</text:p>
          </table:table-cell>
          <table:table-cell office:value-type="string">
            <text:p>że będziesz angażował(a) się w sprawy firmy</text:p>
          </table:table-cell>
          <table:table-cell office:value-type="string">
            <text:p>że w trudnej dla firmy sytuacji będziesz potrafił(a) przedłożyć interes firmy i współpracowników ponad własne potrzeby i oczekiwania </text:p>
          </table:table-cell>
          <table:table-cell office:value-type="string">
            <text:p>że będziesz dbał(a) o dobro organizacji, w tym jej wizerunek i reputację</text:p>
          </table:table-cell>
          <table:table-cell office:value-type="string">
            <text:p>że będziesz wykazywał(a) się elastycznością</text:p>
          </table:table-cell>
          <table:table-cell office:value-type="string">
            <text:p>że nie będziesz podejmował(a) działań konkurencyjnych wobec firmy</text:p>
          </table:table-cell>
          <table:table-cell office:value-type="string">
            <text:p>że będziesz lojalny(a) wobec firmy</text:p>
          </table:table-cell>
          <table:table-cell office:value-type="string">
            <text:p>oczekiwania pracownika wobec pracodawcy są tak samo ważne, jak warunki opisane w umowie o pracę</text:p>
          </table:table-cell>
          <table:table-cell office:value-type="string">
            <text:p>zmieniłbyś/zmieniłabyś pracę, jeśli pracodawca nie spełniłby Twoich oczekiwań, nawet jeżeli warunki w umowie o pracę są realizowane</text:p>
          </table:table-cell>
          <table:table-cell office:value-type="string">
            <text:p>pracodawca ma prawo zwolnić pracownika, jeżeli ten nie spełnia jego oczekiwań, nawet jeśli pracownik nie narusza warunków zawartych w umowie o prac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table:number-columns-repeated="5"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4"/>
          <table:table-cell office:value-type="string">
            <text:p>szansy na rozwój osobisty wykraczający poza zajmowane stanowisko</text:p>
          </table:table-cell>
          <table:table-cell table:number-columns-repeated="3"/>
          <table:table-cell office:value-type="string">
            <text:p>dopasowanego do potrzeb systemu motywacyjnego</text:p>
          </table:table-cell>
          <table:table-cell/>
          <table:table-cell office:value-type="string">
            <text:p>przejrzystego systemu oceny pracy</text:p>
          </table:table-cell>
          <table:table-cell table:number-columns-repeated="3"/>
          <table:table-cell office:value-type="string">
            <text:p>dbałości o klimat sprzyjający zadowoleniu z pracy</text:p>
          </table:table-cell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4"/>
          <table:table-cell office:value-type="string">
            <text:p>przejrzystych zasad premiowania</text:p>
          </table:table-cell>
          <table:table-cell table:number-columns-repeated="3"/>
          <table:table-cell office:value-type="string">
            <text:p>dopasowanego do potrzeb systemu motywacyjnego</text:p>
          </table:table-cell>
          <table:table-cell table:number-columns-repeated="3"/>
          <table:table-cell office:value-type="string">
            <text:p>regularnego otrzymywania informacji zwrotnych dotyczących oceny jakości pracy</text:p>
          </table:table-cell>
          <table:table-cell/>
          <table:table-cell office:value-type="string">
            <text:p>dbałości o klimat sprzyjający zadowoleniu z pracy</text:p>
          </table:table-cell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/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2" office:value-type="string">
            <text:p>trudno powiedzieć</text:p>
          </table:table-cell>
          <table:table-cell table:number-columns-repeated="3"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4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4" office:value-type="string">
            <text:p>bardzo ważne</text:p>
          </table:table-cell>
          <table:table-cell office:value-type="string">
            <text:p><text:s/>narzędzi niezbędnych do wykonywania pracy i/lub właściwych warunków bhp</text:p>
          </table:table-cell>
          <table:table-cell table:number-columns-repeated="2"/>
          <table:table-cell office:value-type="string">
            <text:p>satysfakcjonującego wynagrodzenia i/lub przejrzystych zasad jego podwyżek</text:p>
          </table:table-cell>
          <table:table-cell table:number-columns-repeated="11"/>
          <table:table-cell table:number-columns-repeated="5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narzędzi niezbędnych do wykonywania pracy i/lub właściwych warunków bhp</text:p>
          </table:table-cell>
          <table:table-cell table:number-columns-repeated="10"/>
          <table:table-cell office:value-type="string">
            <text:p>równego traktowania pracowników (brak dyskryminacji i brak faworyzowania wybranych pracowników)</text:p>
          </table:table-cell>
          <table:table-cell table:number-columns-repeated="2"/>
          <table:table-cell office:value-type="string">
            <text:p>dbałości o klimat sprzyjający zadowoleniu z pracy</text:p>
          </table:table-cell>
          <table:table-cell office:value-type="string">
            <text:p>Tak (przejdź do pytania 11)</text:p>
          </table:table-cell>
          <table:table-cell office:value-type="string">
            <text:p>nie wierzysz, że to coś zmieni</text:p>
          </table:table-cell>
          <table:table-cell table:number-columns-repeated="8"/>
          <table:table-cell table:number-columns-repeated="2" office:value-type="string">
            <text:p>tak</text:p>
          </table:table-cell>
          <table:table-cell table:number-columns-repeated="6" office:value-type="string">
            <text:p>nie</text:p>
          </table:table-cell>
          <table:table-cell table:number-columns-repeated="7"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4" office:value-type="string">
            <text:p>zdecydowanie tak</text:p>
          </table:table-cell>
          <table:table-cell office:value-type="string">
            <text:p>Nie</text:p>
          </table:table-cell>
          <table:table-cell office:value-type="string">
            <text:p>nie</text:p>
          </table:table-cell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6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3" office:value-type="string">
            <text:p>raczej ważne</text:p>
          </table:table-cell>
          <table:table-cell office:value-type="string">
            <text:p><text:s/>narzędzi niezbędnych do wykonywania pracy i/lub właściwych warunków bhp</text:p>
          </table:table-cell>
          <table:table-cell table:number-columns-repeated="10"/>
          <table:table-cell office:value-type="string">
            <text:p>równego traktowania pracowników (brak dyskryminacji i brak faworyzowania wybranych pracowników)</text:p>
          </table:table-cell>
          <table:table-cell table:number-columns-repeated="2"/>
          <table:table-cell office:value-type="string">
            <text:p>dbałości o klimat sprzyjający zadowoleniu z pracy</text:p>
          </table:table-cell>
          <table:table-cell table:number-columns-repeated="16" office:value-type="string">
            <text:p>tak</text:p>
          </table:table-cell>
          <table:table-cell table:number-columns-repeated="11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Tak (przejdź do pytania 11)</text:p>
          </table:table-cell>
          <table:table-cell office:value-type="string">
            <text:p>nie wierzysz, że to coś zmieni</text:p>
          </table:table-cell>
          <table:table-cell table:number-columns-repeated="8"/>
          <table:table-cell office:value-type="string">
            <text:p>tak</text:p>
          </table:table-cell>
          <table:table-cell table:number-columns-repeated="7"/>
          <table:table-cell table:number-columns-repeated="7"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9" office:value-type="string">
            <text:p>raczej tak</text:p>
          </table:table-cell>
          <table:table-cell office:value-type="string">
            <text:p>Tak</text:p>
          </table:table-cell>
          <table:table-cell table:number-columns-repeated="4" office:value-type="string">
            <text:p>tak</text:p>
          </table:table-cell>
          <table:table-cell table:number-columns-repeated="8"/>
          <table:table-cell office:value-type="string">
            <text:p>zdecydowanie zgadzam się</text:p>
          </table:table-cell>
          <table:table-cell table:number-columns-repeated="2"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4" office:value-type="string">
            <text:p>bardzo ważne</text:p>
          </table:table-cell>
          <table:table-cell table:number-columns-repeated="3" office:value-type="string">
            <text:p>raczej ważne</text:p>
          </table:table-cell>
          <table:table-cell table:number-columns-repeated="5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<text:s/>narzędzi niezbędnych do wykonywania pracy i/lub właściwych warunków bhp</text:p>
          </table:table-cell>
          <table:table-cell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ek</text:p>
          </table:table-cell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na zajmowanym stanowisku</text:p>
          </table:table-cell>
          <table:table-cell table:number-columns-repeated="2"/>
          <table:table-cell office:value-type="string">
            <text:p>dopasowanego do potrzeb systemu motywacyjnego</text:p>
          </table:table-cell>
          <table:table-cell/>
          <table:table-cell office:value-type="string">
            <text:p>przejrzystego systemu oceny pracy</text:p>
          </table:table-cell>
          <table:table-cell table:number-columns-repeated="4"/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9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9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table:number-columns-repeated="4" office:value-type="string">
            <text:p>nie</text:p>
          </table:table-cell>
          <table:table-cell table:number-columns-repeated="2"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3" office:value-type="string">
            <text:p>raczej tak</text:p>
          </table:table-cell>
          <table:table-cell table:number-columns-repeated="2" office:value-type="string">
            <text:p>raczej nie</text:p>
          </table:table-cell>
          <table:table-cell office:value-type="string">
            <text:p>raczej tak</text:p>
          </table:table-cell>
          <table:table-cell table:number-columns-repeated="7" office:value-type="string">
            <text:p>raczej nie</text:p>
          </table:table-cell>
          <table:table-cell office:value-type="string">
            <text:p>Tak</text:p>
          </table:table-cell>
          <table:table-cell table:number-columns-repeated="4" office:value-type="string">
            <text:p>tak</text:p>
          </table:table-cell>
          <table:table-cell table:number-columns-repeated="4" office:value-type="string">
            <text:p>nie</text:p>
          </table:table-cell>
          <table:table-cell table:number-columns-repeated="4"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trudno powiedzieć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table:number-columns-repeated="12" office:value-type="string">
            <text:p>bardzo ważne</text:p>
          </table:table-cell>
          <table:table-cell office:value-type="string">
            <text:p><text:s/>narzędzi niezbędnych do wykonywania pracy i/lub właściwych warunków bhp</text:p>
          </table:table-cell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table:number-columns-repeated="2"/>
          <table:table-cell office:value-type="string">
            <text:p>możliwości udziału w szkoleniach rozwijających kwalifikacje na zajmowanym stanowisku</text:p>
          </table:table-cell>
          <table:table-cell office:value-type="string">
            <text:p>bezpieczeństwa zatrudnienia, tj. stałej umowy o pracę</text:p>
          </table:table-cell>
          <table:table-cell office:value-type="string">
            <text:p>samodzielności w pracy adekwatnej do posiadanych kwalifikacji i doświadczenia</text:p>
          </table:table-cell>
          <table:table-cell office:value-type="string">
            <text:p>dopasowanego do potrzeb systemu motywacyjnego</text:p>
          </table:table-cell>
          <table:table-cell office:value-type="string">
            <text:p>równowagi pomiędzy pracą a życiem osobistym (work life balance)</text:p>
          </table:table-cell>
          <table:table-cell/>
          <table:table-cell office:value-type="string">
            <text:p>równego traktowania pracowników (brak dyskryminacji i brak faworyzowania wybranych pracowników)</text:p>
          </table:table-cell>
          <table:table-cell office:value-type="string">
            <text:p>regularnego otrzymywania informacji zwrotnych dotyczących oceny jakości pracy</text:p>
          </table:table-cell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table:number-columns-repeated="5"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6" office:value-type="string">
            <text:p>nie</text:p>
          </table:table-cell>
          <table:table-cell office:value-type="string">
            <text:p>tak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 table:number-columns-repeated="11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6" office:value-type="string">
            <text:p>nie</text:p>
          </table:table-cell>
          <table:table-cell/>
          <table:table-cell office:value-type="string">
            <text:p>raczej nie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zdecydowanie zgadzam się</text:p>
          </table:table-cell>
          <table:table-cell office:value-type="string">
            <text:p>trudno powiedzieć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office:value-type="string">
            <text:p>raczej nieważne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nieważne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table:number-columns-repeated="5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table:number-columns-repeated="11"/>
          <table:table-cell table:number-columns-repeated="8" office:value-type="string">
            <text:p>nie</text:p>
          </table:table-cell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5"/>
          <table:table-cell office:value-type="string">
            <text:p>szansy na rozwój osobisty wykraczający poza zajmowane stanowisko</text:p>
          </table:table-cell>
          <table:table-cell table:number-columns-repeated="9"/>
          <table:table-cell office:value-type="string">
            <text:p>Nie</text:p>
          </table:table-cell>
          <table:table-cell table:number-columns-repeated="2"/>
          <table:table-cell office:value-type="string">
            <text:p>uważasz, że Twoje oczekiwania nie są ważne</text:p>
          </table:table-cell>
          <table:table-cell table:number-columns-repeated="14"/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table:number-columns-repeated="3" office:value-type="string">
            <text:p>raczej nie</text:p>
          </table:table-cell>
          <table:table-cell table:number-columns-repeated="2" office:value-type="string">
            <text:p>zdecydowanie nie</text:p>
          </table:table-cell>
          <table:table-cell table:number-columns-repeated="2" office:value-type="string">
            <text:p>raczej nie</text:p>
          </table:table-cell>
          <table:table-cell table:number-columns-repeated="2" office:value-type="string">
            <text:p>zdecydowanie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table:number-columns-repeated="4" office:value-type="string">
            <text:p>trudno powiedzieć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11" office:value-type="string">
            <text:p>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5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4" office:value-type="string">
            <text:p>raczej ważne</text:p>
          </table:table-cell>
          <table:table-cell table:number-columns-repeated="4" office:value-type="string">
            <text:p>bardzo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10"/>
          <table:table-cell table:number-columns-repeated="4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table:number-columns-repeated="10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/>
          <table:table-cell office:value-type="string">
            <text:p>boisz się, że zostaniesz zwolniony(a)</text:p>
          </table:table-cell>
          <table:table-cell table:number-columns-repeated="5"/>
          <table:table-cell table:number-columns-repeated="2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table:number-columns-repeated="3"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Nie</text:p>
          </table:table-cell>
          <table:table-cell table:number-columns-repeated="12" office:value-type="string">
            <text:p>tak</text:p>
          </table:table-cell>
          <table:table-cell table:number-columns-repeated="3" office:value-type="string">
            <text:p>zdecydowanie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15" office:value-type="string">
            <text:p>bardzo ważne</text:p>
          </table:table-cell>
          <table:table-cell table:number-columns-repeated="8"/>
          <table:table-cell office:value-type="string">
            <text:p>dopasowanego do potrzeb systemu motywacyjnego</text:p>
          </table:table-cell>
          <table:table-cell table:number-columns-repeated="6"/>
          <table:table-cell table:number-columns-repeated="5" office:value-type="string">
            <text:p>tak</text:p>
          </table:table-cell>
          <table:table-cell table:number-columns-repeated="11"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12"/>
          <table:table-cell office:value-type="string">
            <text:p>Tak (przejdź do pytania 11)</text:p>
          </table:table-cell>
          <table:table-cell office:value-type="string">
            <text:p>nie wierzysz, że to coś zmieni</text:p>
          </table:table-cell>
          <table:table-cell table:number-columns-repeated="8"/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17" office:value-type="string">
            <text:p>zdecydowanie tak</text:p>
          </table:table-cell>
          <table:table-cell office:value-type="string">
            <text:p>Nie</text:p>
          </table:table-cell>
          <table:table-cell table:number-columns-repeated="12" office:value-type="string">
            <text:p>tak</text:p>
          </table:table-cell>
          <table:table-cell table:number-columns-repeated="3" office:value-type="string">
            <text:p>zdecydowanie zgadzam się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3"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raczej nie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bardzo ważne</text:p>
          </table:table-cell>
          <table:table-cell table:number-columns-repeated="4"/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na zajmowanym stanowisku</text:p>
          </table:table-cell>
          <table:table-cell office:value-type="string">
            <text:p>bezpieczeństwa zatrudnienia, tj. stałej umowy o pracę</text:p>
          </table:table-cell>
          <table:table-cell table:number-columns-repeated="3"/>
          <table:table-cell office:value-type="string">
            <text:p>przejrzystego systemu oceny pracy</text:p>
          </table:table-cell>
          <table:table-cell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8" office:value-type="string">
            <text:p>nie</text:p>
          </table:table-cell>
          <table:table-cell office:value-type="string">
            <text:p>tak</text:p>
          </table:table-cell>
          <table:table-cell table:number-columns-repeated="5"/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i kompetencje na zajmowanym stanowisku</text:p>
          </table:table-cell>
          <table:table-cell table:number-columns-repeated="8"/>
          <table:table-cell office:value-type="string">
            <text:p>Nie</text:p>
          </table:table-cell>
          <table:table-cell table:number-columns-repeated="2"/>
          <table:table-cell office:value-type="string">
            <text:p>uważasz, że Twoje oczekiwania nie są ważne</text:p>
          </table:table-cell>
          <table:table-cell table:number-columns-repeated="6"/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table:number-columns-repeated="5" office:value-type="string">
            <text:p>trudno powiedzieć</text:p>
          </table:table-cell>
          <table:table-cell table:number-columns-repeated="2"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zdecydowanie zgadzam się</text:p>
          </table:table-cell>
          <table:table-cell office:value-type="string">
            <text:p>trudno powiedzieć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table:number-columns-repeated="1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<text:s/>narzędzi niezbędnych do wykonywania pracy i/lub właściwych warunków bhp</text:p>
          </table:table-cell>
          <table:table-cell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ek</text:p>
          </table:table-cell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na zajmowanym stanowisku</text:p>
          </table:table-cell>
          <table:table-cell table:number-columns-repeated="2"/>
          <table:table-cell office:value-type="string">
            <text:p>dopasowanego do potrzeb systemu motywacyjnego</text:p>
          </table:table-cell>
          <table:table-cell/>
          <table:table-cell office:value-type="string">
            <text:p>przejrzystego systemu oceny pracy</text:p>
          </table:table-cell>
          <table:table-cell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table:number-columns-repeated="6"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i kompetencje na zajmowanym stanowisku</text:p>
          </table:table-cell>
          <table:table-cell/>
          <table:table-cell office:value-type="string">
            <text:p>dopasowanego do potrzeb systemu motywacyjnego</text:p>
          </table:table-cell>
          <table:table-cell/>
          <table:table-cell office:value-type="string">
            <text:p>przejrzystego systemu oceny pracy</text:p>
          </table:table-cell>
          <table:table-cell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3" office:value-type="string">
            <text:p>nie</text:p>
          </table:table-cell>
          <table:table-cell/>
          <table:table-cell table:number-columns-repeated="2"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8"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nie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zdecydowanie zgadzam się</text:p>
          </table:table-cell>
          <table:table-cell table:number-columns-repeated="2"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/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table:number-columns-repeated="2"/>
          <table:table-cell office:value-type="string">
            <text:p>możliwości udziału w szkoleniach rozwijających kwalifikacje na zajmowanym stanowisku</text:p>
          </table:table-cell>
          <table:table-cell table:number-columns-repeated="9"/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5"/>
          <table:table-cell office:value-type="string">
            <text:p>szansy na rozwój osobisty wykraczający poza zajmowane stanowisko</text:p>
          </table:table-cell>
          <table:table-cell table:number-columns-repeated="9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/>
          <table:table-cell office:value-type="string">
            <text:p>boisz się, że zostaniesz zwolniony(a)</text:p>
          </table:table-cell>
          <table:table-cell table:number-columns-repeated="5"/>
          <table:table-cell table:number-columns-repeated="7" office:value-type="string">
            <text:p>nie</text:p>
          </table:table-cell>
          <table:table-cell/>
          <table:table-cell table:number-columns-repeated="17" office:value-type="string">
            <text:p>zdecydowanie tak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zdecydowanie zgadzam się</text:p>
          </table:table-cell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raczej nie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trudno powiedzieć</text:p>
          </table:table-cell>
          <table:table-cell table:number-columns-repeated="2"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raczej nieważne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nieważne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table:number-columns-repeated="11"/>
          <table:table-cell table:number-columns-repeated="2" office:value-type="string">
            <text:p>nie</text:p>
          </table:table-cell>
          <table:table-cell table:number-columns-repeated="3" office:value-type="string">
            <text:p>tak</text:p>
          </table:table-cell>
          <table:table-cell table:number-columns-repeated="9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 table:number-columns-repeated="11"/>
          <table:table-cell office:value-type="string">
            <text:p>Tak (przejdź do pytania 11)</text:p>
          </table:table-cell>
          <table:table-cell table:number-columns-repeated="9"/>
          <table:table-cell table:number-columns-repeated="2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table:number-columns-repeated="2" office:value-type="string">
            <text:p>zdecydowanie nie</text:p>
          </table:table-cell>
          <table:table-cell office:value-type="string">
            <text:p>raczej nie</text:p>
          </table:table-cell>
          <table:table-cell table:number-columns-repeated="4" office:value-type="string">
            <text:p>trudno powiedzieć</text:p>
          </table:table-cell>
          <table:table-cell table:number-columns-repeated="6"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office:value-type="string">
            <text:p>trudno powiedzieć</text:p>
          </table:table-cell>
          <table:table-cell table:number-columns-repeated="3"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table:number-columns-repeated="2" office:value-type="string">
            <text:p>trudno powiedzieć</text:p>
          </table:table-cell>
          <table:table-cell table:number-columns-repeated="3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table:number-columns-repeated="2"/>
          <table:table-cell office:value-type="string">
            <text:p>bezpieczeństwa zatrudnienia, tj. stałej umowy o pracę</text:p>
          </table:table-cell>
          <table:table-cell table:number-columns-repeated="8"/>
          <table:table-cell table:number-columns-repeated="3"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9" office:value-type="string">
            <text:p>nie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/>
          <table:table-cell office:value-type="string">
            <text:p>szansy na rozwój osobisty wykraczający poza zajmowane stanowisko</text:p>
          </table:table-cell>
          <table:table-cell/>
          <table:table-cell office:value-type="string">
            <text:p>bezpieczeństwa zatrudnienia, tj. stałej umowy o pracę</text:p>
          </table:table-cell>
          <table:table-cell table:number-columns-repeated="7"/>
          <table:table-cell office:value-type="string">
            <text:p>Nie</text:p>
          </table:table-cell>
          <table:table-cell/>
          <table:table-cell office:value-type="string">
            <text:p>boisz się, że zostaniesz uznany(a) za roszczeniowego</text:p>
          </table:table-cell>
          <table:table-cell/>
          <table:table-cell office:value-type="string">
            <text:p>boisz się, że zostaniesz zwolniony(a)</text:p>
          </table:table-cell>
          <table:table-cell table:number-columns-repeated="13"/>
          <table:table-cell table:number-columns-repeated="3" office:value-type="string">
            <text:p>zdecydowanie nie</text:p>
          </table:table-cell>
          <table:table-cell table:number-columns-repeated="2" office:value-type="string">
            <text:p>raczej nie</text:p>
          </table:table-cell>
          <table:table-cell office:value-type="string">
            <text:p>zdecydowanie nie</text:p>
          </table:table-cell>
          <table:table-cell table:number-columns-repeated="2" office:value-type="string">
            <text:p>raczej nie</text:p>
          </table:table-cell>
          <table:table-cell table:number-columns-repeated="2" office:value-type="string">
            <text:p>zdecydowanie nie</text:p>
          </table:table-cell>
          <table:table-cell table:number-columns-repeated="2"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trudno powiedzieć</text:p>
          </table:table-cell>
          <table:table-cell office:value-type="string">
            <text:p>zdecydowanie się nie zgadzam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table:number-columns-repeated="15" office:value-type="string">
            <text:p>bardzo ważne</text:p>
          </table:table-cell>
          <table:table-cell/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/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na zajmowanym stanowisku</text:p>
          </table:table-cell>
          <table:table-cell table:number-columns-repeated="3"/>
          <table:table-cell office:value-type="string">
            <text:p>równowagi pomiędzy pracą a życiem osobistym (work life balance)</text:p>
          </table:table-cell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office:value-type="string">
            <text:p>regularnego otrzymywania informacji zwrotnych dotyczących oceny jakości pracy</text:p>
          </table:table-cell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table:number-columns-repeated="4" office:value-type="string">
            <text:p>tak</text:p>
          </table:table-cell>
          <table:table-cell office:value-type="string">
            <text:p>nie</text:p>
          </table:table-cell>
          <table:table-cell table:number-columns-repeated="5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9"/>
          <table:table-cell office:value-type="string">
            <text:p>równowagi pomiędzy pracą a życiem osobistym (work life balance)</text:p>
          </table:table-cell>
          <table:table-cell/>
          <table:table-cell office:value-type="string">
            <text:p>równego traktowania pracowników (brak dyskryminacji i brak faworyzowania wybranych pracowników)</text:p>
          </table:table-cell>
          <table:table-cell/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2"/>
          <table:table-cell office:value-type="string">
            <text:p>boisz się, że zostaniesz zwolniony(a)</text:p>
          </table:table-cell>
          <table:table-cell office:value-type="string">
            <text:p>w firmie, w której pracujesz, nikt nie komunikuje potrzeb</text:p>
          </table:table-cell>
          <table:table-cell/>
          <table:table-cell office:value-type="string">
            <text:p>uważasz, że pracodawcy nie interesują Twoje oczekiwania</text:p>
          </table:table-cell>
          <table:table-cell table:number-columns-repeated="2"/>
          <table:table-cell table:number-columns-repeated="2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3" office:value-type="string">
            <text:p>nie</text:p>
          </table:table-cell>
          <table:table-cell/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raczej nie</text:p>
          </table:table-cell>
          <table:table-cell office:value-type="string">
            <text:p>zdecydowanie nie</text:p>
          </table:table-cell>
          <table:table-cell table:number-columns-repeated="2"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zdecydowanie nie</text:p>
          </table:table-cell>
          <table:table-cell table:number-columns-repeated="2" office:value-type="string">
            <text:p>raczej tak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4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table:number-columns-repeated="6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4" office:value-type="string">
            <text:p>bardzo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table:number-columns-repeated="8"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table:number-columns-repeated="4"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table:number-columns-repeated="3"/>
          <table:table-cell office:value-type="string">
            <text:p>bezpieczeństwa zatrudnienia, tj. stałej umowy o pracę</text:p>
          </table:table-cell>
          <table:table-cell table:number-columns-repeated="7"/>
          <table:table-cell office:value-type="string">
            <text:p>Nie</text:p>
          </table:table-cell>
          <table:table-cell/>
          <table:table-cell office:value-type="string">
            <text:p>boisz się, że zostaniesz uznany(a) za roszczeniowego</text:p>
          </table:table-cell>
          <table:table-cell table:number-columns-repeated="15"/>
          <table:table-cell table:number-columns-repeated="2" office:value-type="string">
            <text:p>zdecydowanie nie</text:p>
          </table:table-cell>
          <table:table-cell table:number-columns-repeated="5" office:value-type="string">
            <text:p>raczej ni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zdecydowanie nie</text:p>
          </table:table-cell>
          <table:table-cell table:number-columns-repeated="5"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raczej zgadzam się</text:p>
          </table:table-cell>
          <table:table-cell office:value-type="string">
            <text:p>zdecydowanie się nie zgadzam</text:p>
          </table:table-cell>
          <table:table-cell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5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4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table:number-columns-repeated="5"/>
          <table:table-cell office:value-type="string">
            <text:p>równowagi pomiędzy pracą a życiem osobistym (work life balance)</text:p>
          </table:table-cell>
          <table:table-cell table:number-columns-repeated="3"/>
          <table:table-cell office:value-type="string">
            <text:p>szacunku i poszanowania godności</text:p>
          </table:table-cell>
          <table:table-cell/>
          <table:table-cell office:value-type="string">
            <text:p>tak</text:p>
          </table:table-cell>
          <table:table-cell table:number-columns-repeated="15" office:value-type="string">
            <text:p>nie</text:p>
          </table:table-cell>
          <table:table-cell table:number-columns-repeated="4"/>
          <table:table-cell office:value-type="string">
            <text:p>przejrzystych zasad premiowania</text:p>
          </table:table-cell>
          <table:table-cell table:number-columns-repeated="8"/>
          <table:table-cell office:value-type="string">
            <text:p>szacunku i poszanowania godności</text:p>
          </table:table-cell>
          <table:table-cell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17" office:value-type="string">
            <text:p>raczej nie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raczej zgadzam się</text:p>
          </table:table-cell>
          <table:table-cell office:value-type="string">
            <text:p>raczej się nie zgadzam</text:p>
          </table:table-cell>
          <table:table-cell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4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6" office:value-type="string">
            <text:p>raczej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ek</text:p>
          </table:table-cell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na zajmowanym stanowisku</text:p>
          </table:table-cell>
          <table:table-cell table:number-columns-repeated="4"/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table:number-columns-repeated="5" office:value-type="string">
            <text:p>tak</text:p>
          </table:table-cell>
          <table:table-cell table:number-columns-repeated="11"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4"/>
          <table:table-cell office:value-type="string">
            <text:p>przejrzystego systemu oceny pracy</text:p>
          </table:table-cell>
          <table:table-cell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16"/>
          <table:table-cell table:number-columns-repeated="7" office:value-type="string">
            <text:p>raczej nie</text:p>
          </table:table-cell>
          <table:table-cell office:value-type="string">
            <text:p>zdecydowanie tak</text:p>
          </table:table-cell>
          <table:table-cell table:number-columns-repeated="7"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raczej nie</text:p>
          </table:table-cell>
          <table:table-cell office:value-type="string">
            <text:p>Nie</text:p>
          </table:table-cell>
          <table:table-cell table:number-columns-repeated="12"/>
          <table:table-cell table:number-columns-repeated="2" office:value-type="string">
            <text:p>trudno powiedzieć</text:p>
          </table:table-cell>
          <table:table-cell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8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4"/>
          <table:table-cell office:value-type="string">
            <text:p>szansy na rozwój osobisty wykraczający poza zajmowane stanowisko</text:p>
          </table:table-cell>
          <table:table-cell table:number-columns-repeated="10"/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table:number-columns-repeated="6" office:value-type="string">
            <text:p>nie</text:p>
          </table:table-cell>
          <table:table-cell office:value-type="string">
            <text:p>tak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 table:number-columns-repeated="11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table:number-columns-repeated="5"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4"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raczej zgadzam się</text:p>
          </table:table-cell>
          <table:table-cell office:value-type="string">
            <text:p>zdecydowanie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table:number-columns-repeated="2" office:value-type="string">
            <text:p>raczej ważne</text:p>
          </table:table-cell>
          <table:table-cell table:number-columns-repeated="4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8" office:value-type="string">
            <text:p>bardzo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table:number-columns-repeated="8"/>
          <table:table-cell office:value-type="string">
            <text:p>regularnego otrzymywania informacji zwrotnych dotyczących oceny jakości pracy</text:p>
          </table:table-cell>
          <table:table-cell/>
          <table:table-cell office:value-type="string">
            <text:p>dbałości o klimat sprzyjający zadowoleniu z pracy</text:p>
          </table:table-cell>
          <table:table-cell table:number-columns-repeated="4" office:value-type="string">
            <text:p>tak</text:p>
          </table:table-cell>
          <table:table-cell table:number-columns-repeated="4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8"/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 office:value-type="string">
            <text:p>tak</text:p>
          </table:table-cell>
          <table:table-cell table:number-columns-repeated="4"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raczej zgadzam się</text:p>
          </table:table-cell>
          <table:table-cell office:value-type="string">
            <text:p>zdecydowanie zgadzam się</text:p>
          </table:table-cell>
          <table:table-cell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5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7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table:number-columns-repeated="5"/>
          <table:table-cell office:value-type="string">
            <text:p>możliwości udziału w szkoleniach rozwijających kwalifikacje na zajmowanym stanowisku</text:p>
          </table:table-cell>
          <table:table-cell table:number-columns-repeated="6"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6"/>
          <table:table-cell office:value-type="string">
            <text:p>możliwości udziału w szkoleniach rozwijających kwalifikacje i kompetencje na zajmowanym stanowisku</text:p>
          </table:table-cell>
          <table:table-cell table:number-columns-repeated="5"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nie</text:p>
          </table:table-cell>
          <table:table-cell table:number-columns-repeated="2" office:value-type="string">
            <text:p>raczej nie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4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<text:s/>narzędzi niezbędnych do wykonywania pracy i/lub właściwych warunków bhp</text:p>
          </table:table-cell>
          <table:table-cell table:number-columns-repeated="3"/>
          <table:table-cell office:value-type="string">
            <text:p>szansy na rozwój osobisty wykraczający poza zajmowane stanowisko</text:p>
          </table:table-cell>
          <table:table-cell table:number-columns-repeated="6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table:number-columns-repeated="5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narzędzi niezbędnych do wykonywania pracy i/lub właściwych warunków bhp</text:p>
          </table:table-cell>
          <table:table-cell table:number-columns-repeated="2"/>
          <table:table-cell office:value-type="string">
            <text:p>satysfakcjonującego wynagrodzenia i/lub jasnych zasad przydzielania podwyżek</text:p>
          </table:table-cell>
          <table:table-cell table:number-columns-repeated="7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2"/>
          <table:table-cell office:value-type="string">
            <text:p>boisz się, że zostaniesz zwolniony(a)</text:p>
          </table:table-cell>
          <table:table-cell table:number-columns-repeated="2"/>
          <table:table-cell office:value-type="string">
            <text:p>uważasz, że pracodawcy nie interesują Twoje oczekiwania</text:p>
          </table:table-cell>
          <table:table-cell table:number-columns-repeated="2"/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2"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raczej zgadzam się</text:p>
          </table:table-cell>
          <table:table-cell table:number-columns-repeated="2"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table:number-columns-repeated="4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raczej nie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12"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table:number-columns-repeated="16" office:value-type="string">
            <text:p>nie</text:p>
          </table:table-cell>
          <table:table-cell table:number-columns-repeated="10"/>
          <table:table-cell office:value-type="string">
            <text:p>przejrzystego systemu oceny pracy</text:p>
          </table:table-cell>
          <table:table-cell table:number-columns-repeated="4"/>
          <table:table-cell office:value-type="string">
            <text:p>Nie</text:p>
          </table:table-cell>
          <table:table-cell table:number-columns-repeated="4"/>
          <table:table-cell office:value-type="string">
            <text:p>w firmie, w której pracujesz, nikt nie komunikuje potrzeb</text:p>
          </table:table-cell>
          <table:table-cell table:number-columns-repeated="4"/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/>
          <table:table-cell table:number-columns-repeated="2" office:value-type="string">
            <text:p>trudno powiedzieć</text:p>
          </table:table-cell>
          <table:table-cell office:value-type="string">
            <text:p>raczej nie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zdecydowanie nie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table:number-columns-repeated="2" office:value-type="string">
            <text:p>raczej nie</text:p>
          </table:table-cell>
          <table:table-cell office:value-type="string">
            <text:p>zdecydowanie 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Nie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8" office:value-type="string">
            <text:p>nie</text:p>
          </table:table-cell>
          <table:table-cell office:value-type="string">
            <text:p>zdecydowanie zgadzam się</text:p>
          </table:table-cell>
          <table:table-cell table:number-columns-repeated="2"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raczej nie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raczej nieważne</text:p>
          </table:table-cell>
          <table:table-cell office:value-type="string">
            <text:p>raczej ważne</text:p>
          </table:table-cell>
          <table:table-cell table:number-columns-repeated="3" office:value-type="string">
            <text:p>raczej nieważne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office:value-type="string">
            <text:p><text:s/>narzędzi niezbędnych do wykonywania pracy i/lub właściwych warunków bhp</text:p>
          </table:table-cell>
          <table:table-cell table:number-columns-repeated="2"/>
          <table:table-cell office:value-type="string">
            <text:p>satysfakcjonującego wynagrodzenia i/lub przejrzystych zasad jego podwyżek</text:p>
          </table:table-cell>
          <table:table-cell table:number-columns-repeated="2"/>
          <table:table-cell office:value-type="string">
            <text:p>bezpieczeństwa zatrudnienia, tj. stałej umowy o pracę</text:p>
          </table:table-cell>
          <table:table-cell table:number-columns-repeated="3"/>
          <table:table-cell office:value-type="string">
            <text:p>przejrzystego systemu oceny pracy</text:p>
          </table:table-cell>
          <table:table-cell table:number-columns-repeated="2"/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narzędzi niezbędnych do wykonywania pracy i/lub właściwych warunków bhp</text:p>
          </table:table-cell>
          <table:table-cell table:number-columns-repeated="3"/>
          <table:table-cell office:value-type="string">
            <text:p>przejrzystych zasad premiowania</text:p>
          </table:table-cell>
          <table:table-cell table:number-columns-repeated="6"/>
          <table:table-cell office:value-type="string">
            <text:p>równego traktowania pracowników (brak dyskryminacji i brak faworyzowania wybranych pracowników)</text:p>
          </table:table-cell>
          <table:table-cell table:number-columns-repeated="2"/>
          <table:table-cell office:value-type="string">
            <text:p>dbałości o klimat sprzyjający zadowoleniu z pracy</text:p>
          </table:table-cell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4"/>
          <table:table-cell office:value-type="string">
            <text:p>uważasz, że pracodawca powinien się domyśleć</text:p>
          </table:table-cell>
          <table:table-cell table:number-columns-repeated="4"/>
          <table:table-cell office:value-type="string">
            <text:p>tak</text:p>
          </table:table-cell>
          <table:table-cell table:number-columns-repeated="6"/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nie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nie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Tak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zdecydowanie zgadzam się</text:p>
          </table:table-cell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bardzo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/>
          <table:table-cell office:value-type="string">
            <text:p>możliwości udziału w szkoleniach rozwijających kwalifikacje na zajmowanym stanowisku</text:p>
          </table:table-cell>
          <table:table-cell table:number-columns-repeated="2"/>
          <table:table-cell office:value-type="string">
            <text:p>dopasowanego do potrzeb systemu motywacyjnego</text:p>
          </table:table-cell>
          <table:table-cell/>
          <table:table-cell office:value-type="string">
            <text:p>przejrzystego systemu oceny pracy</text:p>
          </table:table-cell>
          <table:table-cell table:number-columns-repeated="2"/>
          <table:table-cell office:value-type="string">
            <text:p>szacunku i poszanowania godności</text:p>
          </table:table-cell>
          <table:table-cell/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 table:number-columns-repeated="3"/>
          <table:table-cell office:value-type="string">
            <text:p>bezpieczeństwa zatrudnienia, tj. stałej umowy o pracę</text:p>
          </table:table-cell>
          <table:table-cell office:value-type="string">
            <text:p>dopasowanego do potrzeb systemu motywacyjnego</text:p>
          </table:table-cell>
          <table:table-cell table:number-columns-repeated="6"/>
          <table:table-cell office:value-type="string">
            <text:p>Nie</text:p>
          </table:table-cell>
          <table:table-cell/>
          <table:table-cell office:value-type="string">
            <text:p>boisz się, że zostaniesz uznany(a) za roszczeniowego</text:p>
          </table:table-cell>
          <table:table-cell table:number-columns-repeated="2"/>
          <table:table-cell office:value-type="string">
            <text:p>w firmie, w której pracujesz, nikt nie komunikuje potrzeb</text:p>
          </table:table-cell>
          <table:table-cell table:number-columns-repeated="2"/>
          <table:table-cell office:value-type="string">
            <text:p>bo już próbowałeś(aś) i zostałeś(aś) za to ukarany(a)</text:p>
          </table:table-cell>
          <table:table-cell/>
          <table:table-cell table:number-columns-repeated="7" office:value-type="string">
            <text:p>nie</text:p>
          </table:table-cell>
          <table:table-cell office:value-type="string">
            <text:p>tak</text:p>
          </table:table-cell>
          <table:table-cell table:number-columns-repeated="2"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Tak</text:p>
          </table:table-cell>
          <table:table-cell table:number-columns-repeated="4" office:value-type="string">
            <text:p>tak</text:p>
          </table:table-cell>
          <table:table-cell office:value-type="string">
            <text:p>nie</text:p>
          </table:table-cell>
          <table:table-cell table:number-columns-repeated="7"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raczej się nie zgadzam</text:p>
          </table:table-cell>
          <table:table-cell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6" office:value-type="string">
            <text:p>bardzo ważne</text:p>
          </table:table-cell>
          <table:table-cell table:number-columns-repeated="7"/>
          <table:table-cell office:value-type="string">
            <text:p>samodzielności w pracy adekwatnej do posiadanych kwalifikacji i doświadczenia</text:p>
          </table:table-cell>
          <table:table-cell table:number-columns-repeated="2"/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table:number-columns-repeated="2"/>
          <table:table-cell office:value-type="string">
            <text:p>dbałości o klimat sprzyjający zadowoleniu z pracy</text:p>
          </table:table-cell>
          <table:table-cell table:number-columns-repeated="10"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/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3"/>
          <table:table-cell office:value-type="string">
            <text:p>równowagi pomiędzy pracą a życiem osobistym (work life balance)</text:p>
          </table:table-cell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office:value-type="string">
            <text:p>regularnego otrzymywania informacji zwrotnych dotyczących oceny jakości pracy</text:p>
          </table:table-cell>
          <table:table-cell office:value-type="string">
            <text:p>szacunku i poszanowania godności</text:p>
          </table:table-cell>
          <table:table-cell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2"/>
          <table:table-cell office:value-type="string">
            <text:p>boisz się, że zostaniesz zwolniony(a)</text:p>
          </table:table-cell>
          <table:table-cell table:number-columns-repeated="2"/>
          <table:table-cell office:value-type="string">
            <text:p>uważasz, że pracodawcy nie interesują Twoje oczekiwania</text:p>
          </table:table-cell>
          <table:table-cell office:value-type="string">
            <text:p>bo już próbowałeś(aś) i zostałeś(aś) za to ukarany(a)</text:p>
          </table:table-cell>
          <table:table-cell/>
          <table:table-cell office:value-type="string">
            <text:p>nie</text:p>
          </table:table-cell>
          <table:table-cell table:number-columns-repeated="5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3" office:value-type="string">
            <text:p>zdecydowanie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8" office:value-type="string">
            <text:p>zdecydowanie tak</text:p>
          </table:table-cell>
          <table:table-cell office:value-type="string">
            <text:p>Tak</text:p>
          </table:table-cell>
          <table:table-cell table:number-columns-repeated="4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4"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raczej zgadzam się</text:p>
          </table:table-cell>
          <table:table-cell office:value-type="string">
            <text:p>zdecydowanie zgadzam się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2"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2" office:value-type="string">
            <text:p>trudno powiedzieć</text:p>
          </table:table-cell>
          <table:table-cell table:number-columns-repeated="3"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bardzo ważne</text:p>
          </table:table-cell>
          <table:table-cell office:value-type="string">
            <text:p><text:s/>narzędzi niezbędnych do wykonywania pracy i/lub właściwych warunków bhp</text:p>
          </table:table-cell>
          <table:table-cell office:value-type="string">
            <text:p>odpowiednich do Twoich potrzeb warunków socjalnych</text:p>
          </table:table-cell>
          <table:table-cell/>
          <table:table-cell office:value-type="string">
            <text:p>satysfakcjonującego wynagrodzenia i/lub przejrzystych zasad jego podwyżek</text:p>
          </table:table-cell>
          <table:table-cell/>
          <table:table-cell office:value-type="string">
            <text:p>możliwości udziału w szkoleniach rozwijających kwalifikacje na zajmowanym stanowisku</text:p>
          </table:table-cell>
          <table:table-cell office:value-type="string">
            <text:p>bezpieczeństwa zatrudnienia, tj. stałej umowy o pracę</text:p>
          </table:table-cell>
          <table:table-cell table:number-columns-repeated="2"/>
          <table:table-cell office:value-type="string">
            <text:p>równowagi pomiędzy pracą a życiem osobistym (work life balance)</text:p>
          </table:table-cell>
          <table:table-cell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table:number-columns-repeated="6" office:value-type="string">
            <text:p>nie</text:p>
          </table:table-cell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table:number-columns-repeated="6"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12"/>
          <table:table-cell office:value-type="string">
            <text:p>Nie</text:p>
          </table:table-cell>
          <table:table-cell/>
          <table:table-cell office:value-type="string">
            <text:p>boisz się, że zostaniesz uznany(a) za roszczeniowego</text:p>
          </table:table-cell>
          <table:table-cell table:number-columns-repeated="7"/>
          <table:table-cell table:number-columns-repeated="7" office:value-type="string">
            <text:p>nie</text:p>
          </table:table-cell>
          <table:table-cell/>
          <table:table-cell table:number-columns-repeated="3" office:value-type="string">
            <text:p>zdecydowanie nie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zdecydowanie nie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raczej nie</text:p>
          </table:table-cell>
          <table:table-cell table:number-columns-repeated="2" office:value-type="string">
            <text:p>zdecydowanie nie</text:p>
          </table:table-cell>
          <table:table-cell office:value-type="string">
            <text:p>raczej tak</text:p>
          </table:table-cell>
          <table:table-cell office:value-type="string">
            <text:p>zdecydowanie nie</text:p>
          </table:table-cell>
          <table:table-cell table:number-columns-repeated="2" office:value-type="string">
            <text:p>raczej nie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Tak</text:p>
          </table:table-cell>
          <table:table-cell table:number-columns-repeated="4" office:value-type="string">
            <text:p>tak</text:p>
          </table:table-cell>
          <table:table-cell office:value-type="string">
            <text:p>nie</text:p>
          </table:table-cell>
          <table:table-cell table:number-columns-repeated="5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trudno powiedzieć</text:p>
          </table:table-cell>
          <table:table-cell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nie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zdecydowanie nie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zdecydowanie nieważne</text:p>
          </table:table-cell>
          <table:table-cell table:number-columns-repeated="2" office:value-type="string">
            <text:p>bardzo ważne</text:p>
          </table:table-cell>
          <table:table-cell table:number-columns-repeated="9"/>
          <table:table-cell office:value-type="string">
            <text:p>równowagi pomiędzy pracą a życiem osobistym (work life balance)</text:p>
          </table:table-cell>
          <table:table-cell/>
          <table:table-cell office:value-type="string">
            <text:p>równego traktowania pracowników (brak dyskryminacji i brak faworyzowania wybranych pracowników)</text:p>
          </table:table-cell>
          <table:table-cell/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table:number-columns-repeated="2" office:value-type="string">
            <text:p>tak</text:p>
          </table:table-cell>
          <table:table-cell table:number-columns-repeated="6" office:value-type="string">
            <text:p>nie</text:p>
          </table:table-cell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9"/>
          <table:table-cell office:value-type="string">
            <text:p>równowagi pomiędzy pracą a życiem osobistym (work life balance)</text:p>
          </table:table-cell>
          <table:table-cell/>
          <table:table-cell office:value-type="string">
            <text:p>równego traktowania pracowników (brak dyskryminacji i brak faworyzowania wybranych pracowników)</text:p>
          </table:table-cell>
          <table:table-cell/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Tak (przejdź do pytania 11)</text:p>
          </table:table-cell>
          <table:table-cell office:value-type="string">
            <text:p>nie wierzysz, że to coś zmieni</text:p>
          </table:table-cell>
          <table:table-cell table:number-columns-repeated="8"/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table:number-columns-repeated="4"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zdecydowanie nie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zdecydowanie zgadzam się</text:p>
          </table:table-cell>
          <table:table-cell office:value-type="string">
            <text:p>raczej się nie zgadzam</text:p>
          </table:table-cell>
          <table:table-cell office:value-type="string">
            <text:p>zdecydowanie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2"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7"/>
          <table:table-cell office:value-type="string">
            <text:p>przejrzystego systemu oceny pracy</text:p>
          </table:table-cell>
          <table:table-cell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table:number-columns-repeated="2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table:number-columns-repeated="5"/>
          <table:table-cell office:value-type="string">
            <text:p>przejrzystego systemu oceny pracy</text:p>
          </table:table-cell>
          <table:table-cell table:number-columns-repeated="4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/>
          <table:table-cell office:value-type="string">
            <text:p>boisz się, że zostaniesz zwolniony(a)</text:p>
          </table:table-cell>
          <table:table-cell table:number-columns-repeated="13"/>
          <table:table-cell table:number-columns-repeated="2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zdecydowanie zgadzam się</text:p>
          </table:table-cell>
          <table:table-cell office:value-type="string">
            <text:p>raczej zgadzam się</text:p>
          </table:table-cell>
          <table:table-cell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5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table:number-columns-repeated="4" office:value-type="string">
            <text:p>bardzo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12"/>
          <table:table-cell table:number-columns-repeated="2" office:value-type="string">
            <text:p>tak</text:p>
          </table:table-cell>
          <table:table-cell table:number-columns-repeated="12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4"/>
          <table:table-cell office:value-type="string">
            <text:p>przejrzystych zasad premiowania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9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table:number-columns-repeated="2"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table:number-columns-repeated="9"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zdecydowanie zgadzam się</text:p>
          </table:table-cell>
          <table:table-cell table:number-columns-repeated="2"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4" office:value-type="string">
            <text:p>bardzo ważne</text:p>
          </table:table-cell>
          <table:table-cell table:number-columns-repeated="6" office:value-type="string">
            <text:p>raczej ważne</text:p>
          </table:table-cell>
          <table:table-cell table:number-columns-repeated="3" office:value-type="string">
            <text:p>trudno powiedzieć</text:p>
          </table:table-cell>
          <table:table-cell table:number-columns-repeated="2" office:value-type="string">
            <text:p>raczej ważne</text:p>
          </table:table-cell>
          <table:table-cell table:number-columns-repeated="14"/>
          <table:table-cell office:value-type="string">
            <text:p>dbałości o klimat sprzyjający zadowoleniu z pracy</text:p>
          </table:table-cell>
          <table:table-cell table:number-columns-repeated="3"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4"/>
          <table:table-cell office:value-type="string">
            <text:p>przejrzystych zasad premiowania</text:p>
          </table:table-cell>
          <table:table-cell table:number-columns-repeated="10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16"/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table:number-columns-repeated="4" office:value-type="string">
            <text:p>trudno powiedzieć</text:p>
          </table:table-cell>
          <table:table-cell table:number-columns-repeated="4" office:value-type="string">
            <text:p>raczej nie</text:p>
          </table:table-cell>
          <table:table-cell table:number-columns-repeated="2"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table:number-columns-repeated="2" office:value-type="string">
            <text:p>zdecydowanie zgadzam się</text:p>
          </table:table-cell>
          <table:table-cell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15" office:value-type="string">
            <text:p>bardzo ważne</text:p>
          </table:table-cell>
          <table:table-cell/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table:number-columns-repeated="3"/>
          <table:table-cell office:value-type="string">
            <text:p>bezpieczeństwa zatrudnienia, tj. stałej umowy o pracę</text:p>
          </table:table-cell>
          <table:table-cell table:number-columns-repeated="3"/>
          <table:table-cell office:value-type="string">
            <text:p>przejrzystego systemu oceny pracy</text:p>
          </table:table-cell>
          <table:table-cell table:number-columns-repeated="2"/>
          <table:table-cell office:value-type="string">
            <text:p>szacunku i poszanowania godności</text:p>
          </table:table-cell>
          <table:table-cell/>
          <table:table-cell table:number-columns-repeated="16" office:value-type="string">
            <text:p>tak</text:p>
          </table:table-cell>
          <table:table-cell table:number-columns-repeated="4"/>
          <table:table-cell office:value-type="string">
            <text:p>przejrzystych zasad premiowania</text:p>
          </table:table-cell>
          <table:table-cell table:number-columns-repeated="4"/>
          <table:table-cell office:value-type="string">
            <text:p>równowagi pomiędzy pracą a życiem osobistym (work life balance)</text:p>
          </table:table-cell>
          <table:table-cell table:number-columns-repeated="4"/>
          <table:table-cell office:value-type="string">
            <text:p>dbałości o klimat sprzyjający zadowoleniu z pracy</text:p>
          </table:table-cell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6" office:value-type="string">
            <text:p>nie</text:p>
          </table:table-cell>
          <table:table-cell/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table:number-columns-repeated="8" office:value-type="string">
            <text:p>raczej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table:number-columns-repeated="3" office:value-type="string">
            <text:p>zdecydowanie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office:value-type="string">
            <text:p>raczej nie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nie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/>
          <table:table-cell office:value-type="string">
            <text:p>szansy na rozwój osobisty wykraczający poza zajmowane stanowisko</text:p>
          </table:table-cell>
          <table:table-cell table:number-columns-repeated="6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2"/>
          <table:table-cell office:value-type="string">
            <text:p>szansy na rozwój osobisty wykraczający poza zajmowane stanowisko</text:p>
          </table:table-cell>
          <table:table-cell table:number-columns-repeated="5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 table:number-columns-repeated="3"/>
          <table:table-cell office:value-type="string">
            <text:p>uważasz, że pracodawca powinien się domyśleć</text:p>
          </table:table-cell>
          <table:table-cell table:number-columns-repeated="3"/>
          <table:table-cell table:number-columns-repeated="8" office:value-type="string">
            <text:p>nie</text:p>
          </table:table-cell>
          <table:table-cell office:value-type="string">
            <text:p>raczej nie</text:p>
          </table:table-cell>
          <table:table-cell office:value-type="string">
            <text:p>zdecydowanie nie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table:number-columns-repeated="3"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3"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Tak</text:p>
          </table:table-cell>
          <table:table-cell table:number-columns-repeated="4"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nie</text:p>
          </table:table-cell>
          <table:table-cell table:number-columns-repeated="4"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trudno powiedzieć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5"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4"/>
          <table:table-cell office:value-type="string">
            <text:p>szansy na rozwój osobisty wykraczający poza zajmowane stanowisko</text:p>
          </table:table-cell>
          <table:table-cell table:number-columns-repeated="5"/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office:value-type="string">
            <text:p>regularnego otrzymywania informacji zwrotnych dotyczących oceny jakości pracy</text:p>
          </table:table-cell>
          <table:table-cell/>
          <table:table-cell office:value-type="string">
            <text:p>dbałości o klimat sprzyjający zadowoleniu z pracy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5"/>
          <table:table-cell office:value-type="string">
            <text:p>równego traktowania pracowników (brak dyskryminacji i brak faworyzowania wybranych pracowników)</text:p>
          </table:table-cell>
          <table:table-cell office:value-type="string">
            <text:p>regularnego otrzymywania informacji zwrotnych dotyczących oceny jakości pracy</text:p>
          </table:table-cell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/>
          <table:table-cell office:value-type="string">
            <text:p>uważasz, że Twoje oczekiwania nie są ważne</text:p>
          </table:table-cell>
          <table:table-cell table:number-columns-repeated="3"/>
          <table:table-cell office:value-type="string">
            <text:p>uważasz, że pracodawcy nie interesują Twoje oczekiwania</text:p>
          </table:table-cell>
          <table:table-cell table:number-columns-repeated="2"/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4" office:value-type="string">
            <text:p>nie</text:p>
          </table:table-cell>
          <table:table-cell table:number-columns-repeated="2" office:value-type="string">
            <text:p>raczej tak</text:p>
          </table:table-cell>
          <table:table-cell table:number-columns-repeated="5"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table:number-columns-repeated="4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table:number-columns-repeated="7" office:value-type="string">
            <text:p>tak</text:p>
          </table:table-cell>
          <table:table-cell table:number-columns-repeated="2" office:value-type="string">
            <text:p>raczej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table:number-columns-repeated="12" office:value-type="string">
            <text:p>bardzo ważne</text:p>
          </table:table-cell>
          <table:table-cell table:number-columns-repeated="11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tak</text:p>
          </table:table-cell>
          <table:table-cell table:number-columns-repeated="13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11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7"/>
          <table:table-cell table:number-columns-repeated="2"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table:number-columns-repeated="4" office:value-type="string">
            <text:p>zdecydowanie tak</text:p>
          </table:table-cell>
          <table:table-cell table:number-columns-repeated="3"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2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5"/>
          <table:table-cell office:value-type="string">
            <text:p>dopasowanego do potrzeb systemu motywacyjnego</text:p>
          </table:table-cell>
          <table:table-cell office:value-type="string">
            <text:p>równowagi pomiędzy pracą a życiem osobistym (work life balance)</text:p>
          </table:table-cell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11"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/>
          <table:table-cell office:value-type="string">
            <text:p>przejrzystych zasad premiowania</text:p>
          </table:table-cell>
          <table:table-cell table:number-columns-repeated="3"/>
          <table:table-cell office:value-type="string">
            <text:p>dopasowanego do potrzeb systemu motywacyjnego</text:p>
          </table:table-cell>
          <table:table-cell office:value-type="string">
            <text:p>równowagi pomiędzy pracą a życiem osobistym (work life balance)</text:p>
          </table:table-cell>
          <table:table-cell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 office:value-type="string">
            <text:p>uważasz, że Twoje oczekiwania nie są ważne</text:p>
          </table:table-cell>
          <table:table-cell office:value-type="string">
            <text:p>boisz się, że zostaniesz zwolniony(a)</text:p>
          </table:table-cell>
          <table:table-cell office:value-type="string">
            <text:p>w firmie, w której pracujesz, nikt nie komunikuje potrzeb</text:p>
          </table:table-cell>
          <table:table-cell/>
          <table:table-cell office:value-type="string">
            <text:p>uważasz, że pracodawcy nie interesują Twoje oczekiwania</text:p>
          </table:table-cell>
          <table:table-cell table:number-columns-repeated="2"/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6" office:value-type="string">
            <text:p>nie</text:p>
          </table:table-cell>
          <table:table-cell office:value-type="string">
            <text:p>trudno powiedzieć</text:p>
          </table:table-cell>
          <table:table-cell table:number-columns-repeated="12"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raczej zgadzam się</text:p>
          </table:table-cell>
          <table:table-cell table:number-columns-repeated="2"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7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7" office:value-type="string">
            <text:p>bardzo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ek</text:p>
          </table:table-cell>
          <table:table-cell/>
          <table:table-cell office:value-type="string">
            <text:p>możliwości udziału w szkoleniach rozwijających kwalifikacje na zajmowanym stanowisku</text:p>
          </table:table-cell>
          <table:table-cell table:number-columns-repeated="2"/>
          <table:table-cell office:value-type="string">
            <text:p>dopasowanego do potrzeb systemu motywacyjnego</text:p>
          </table:table-cell>
          <table:table-cell/>
          <table:table-cell office:value-type="string">
            <text:p>przejrzystego systemu oceny pracy</text:p>
          </table:table-cell>
          <table:table-cell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table:number-columns-repeated="5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/>
          <table:table-cell office:value-type="string">
            <text:p>możliwości udziału w szkoleniach rozwijających kwalifikacje i kompetencje na zajmowanym stanowisku</text:p>
          </table:table-cell>
          <table:table-cell table:number-columns-repeated="3"/>
          <table:table-cell office:value-type="string">
            <text:p>przejrzystego systemu oceny pracy</text:p>
          </table:table-cell>
          <table:table-cell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 table:number-columns-repeated="2"/>
          <table:table-cell office:value-type="string">
            <text:p>w firmie, w której pracujesz, nikt nie komunikuje potrzeb</text:p>
          </table:table-cell>
          <table:table-cell/>
          <table:table-cell office:value-type="string">
            <text:p>uważasz, że pracodawcy nie interesują Twoje oczekiwania</text:p>
          </table:table-cell>
          <table:table-cell/>
          <table:table-cell office:value-type="string">
            <text:p>inne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2" office:value-type="string">
            <text:p>raczej nie</text:p>
          </table:table-cell>
          <table:table-cell table:number-columns-repeated="6" office:value-type="string">
            <text:p>zdecydowanie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zdecydowanie zgadzam się</text:p>
          </table:table-cell>
          <table:table-cell table:number-columns-repeated="2"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7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table:number-columns-repeated="6" office:value-type="string">
            <text:p>bardzo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na zajmowanym stanowisku</text:p>
          </table:table-cell>
          <table:table-cell table:number-columns-repeated="2"/>
          <table:table-cell office:value-type="string">
            <text:p>dopasowanego do potrzeb systemu motywacyjnego</text:p>
          </table:table-cell>
          <table:table-cell/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table:number-columns-repeated="2"/>
          <table:table-cell office:value-type="string">
            <text:p>dbałości o klimat sprzyjający zadowoleniu z pracy</text:p>
          </table:table-cell>
          <table:table-cell table:number-columns-repeated="7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8"/>
          <table:table-cell office:value-type="string">
            <text:p>dopasowanego do potrzeb systemu motywacyjnego</text:p>
          </table:table-cell>
          <table:table-cell/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Nie</text:p>
          </table:table-cell>
          <table:table-cell/>
          <table:table-cell office:value-type="string">
            <text:p>boisz się, że zostaniesz uznany(a) za roszczeniowego</text:p>
          </table:table-cell>
          <table:table-cell table:number-columns-repeated="15"/>
          <table:table-cell table:number-columns-repeated="3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zdecydowanie zgadzam się</text:p>
          </table:table-cell>
          <table:table-cell table:number-columns-repeated="2"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table:number-columns-repeated="6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8" office:value-type="string">
            <text:p>bardzo ważne</text:p>
          </table:table-cell>
          <table:table-cell table:number-columns-repeated="11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table:number-columns-repeated="3"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9"/>
          <table:table-cell office:value-type="string">
            <text:p>równowagi pomiędzy pracą a życiem osobistym (work life balance)</text:p>
          </table:table-cell>
          <table:table-cell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6" office:value-type="string">
            <text:p>nie</text:p>
          </table:table-cell>
          <table:table-cell/>
          <table:table-cell office:value-type="string">
            <text:p>raczej tak</text:p>
          </table:table-cell>
          <table:table-cell table:number-columns-repeated="5"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table:number-columns-repeated="4" office:value-type="string">
            <text:p>zdecydowanie tak</text:p>
          </table:table-cell>
          <table:table-cell office:value-type="string">
            <text:p>raczej nie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Nie</text:p>
          </table:table-cell>
          <table:table-cell table:number-columns-repeated="12"/>
          <table:table-cell table:number-columns-repeated="3" office:value-type="string">
            <text:p>zdecydowanie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15" office:value-type="string">
            <text:p>bardzo ważne</text:p>
          </table:table-cell>
          <table:table-cell table:number-columns-repeated="5"/>
          <table:table-cell office:value-type="string">
            <text:p>możliwości udziału w szkoleniach rozwijających kwalifikacje na zajmowanym stanowisku</text:p>
          </table:table-cell>
          <table:table-cell table:number-columns-repeated="5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table:number-columns-repeated="2" office:value-type="string">
            <text:p>tak</text:p>
          </table:table-cell>
          <table:table-cell table:number-columns-repeated="6"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6"/>
          <table:table-cell office:value-type="string">
            <text:p>możliwości udziału w szkoleniach rozwijających kwalifikacje i kompetencje na zajmowanym stanowisku</text:p>
          </table:table-cell>
          <table:table-cell table:number-columns-repeated="4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3" office:value-type="string">
            <text:p>zdecydowanie tak</text:p>
          </table:table-cell>
          <table:table-cell office:value-type="string">
            <text:p>raczej nie</text:p>
          </table:table-cell>
          <table:table-cell table:number-columns-repeated="2" office:value-type="string">
            <text:p>zdecydowanie tak</text:p>
          </table:table-cell>
          <table:table-cell table:number-columns-repeated="2"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table:number-columns-repeated="2" office:value-type="string">
            <text:p>zdecydowanie zgadzam się</text:p>
          </table:table-cell>
          <table:table-cell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8"/>
          <table:table-cell office:value-type="string">
            <text:p>dopasowanego do potrzeb systemu motywacyjnego</text:p>
          </table:table-cell>
          <table:table-cell office:value-type="string">
            <text:p>równowagi pomiędzy pracą a życiem osobistym (work life balance)</text:p>
          </table:table-cell>
          <table:table-cell table:number-columns-repeated="2"/>
          <table:table-cell office:value-type="string">
            <text:p>regularnego otrzymywania informacji zwrotnych dotyczących oceny jakości pracy</text:p>
          </table:table-cell>
          <table:table-cell/>
          <table:table-cell office:value-type="string">
            <text:p>dbałości o klimat sprzyjający zadowoleniu z pracy</text:p>
          </table:table-cell>
          <table:table-cell table:number-columns-repeated="5"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narzędzi niezbędnych do wykonywania pracy i/lub właściwych warunków bhp</text:p>
          </table:table-cell>
          <table:table-cell table:number-columns-repeated="3"/>
          <table:table-cell office:value-type="string">
            <text:p>przejrzystych zasad premiowania</text:p>
          </table:table-cell>
          <table:table-cell/>
          <table:table-cell office:value-type="string">
            <text:p>możliwości udziału w szkoleniach rozwijających kwalifikacje i kompetencje na zajmowanym stanowisku</text:p>
          </table:table-cell>
          <table:table-cell/>
          <table:table-cell office:value-type="string">
            <text:p>dopasowanego do potrzeb systemu motywacyjnego</text:p>
          </table:table-cell>
          <table:table-cell office:value-type="string">
            <text:p>równowagi pomiędzy pracą a życiem osobistym (work life balance)</text:p>
          </table:table-cell>
          <table:table-cell office:value-type="string">
            <text:p>przejrzystego systemu oceny pracy</text:p>
          </table:table-cell>
          <table:table-cell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3" office:value-type="string">
            <text:p>raczej tak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trudno powiedzieć</text:p>
          </table:table-cell>
          <table:table-cell office:value-type="string">
            <text:p>raczej zgadzam się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raczej nie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nie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<text:s/>narzędzi niezbędnych do wykonywania pracy i/lub właściwych warunków bhp</text:p>
          </table:table-cell>
          <table:table-cell table:number-columns-repeated="2"/>
          <table:table-cell office:value-type="string">
            <text:p>satysfakcjonującego wynagrodzenia i/lub przejrzystych zasad jego podwyżek</text:p>
          </table:table-cell>
          <table:table-cell table:number-columns-repeated="2"/>
          <table:table-cell office:value-type="string">
            <text:p>bezpieczeństwa zatrudnienia, tj. stałej umowy o pracę</text:p>
          </table:table-cell>
          <table:table-cell table:number-columns-repeated="8"/>
          <table:table-cell table:number-columns-repeated="4" office:value-type="string">
            <text:p>tak</text:p>
          </table:table-cell>
          <table:table-cell table:number-columns-repeated="10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table:number-columns-repeated="2"/>
          <table:table-cell office:value-type="string">
            <text:p>bezpieczeństwa zatrudnienia, tj. stałej umowy o pracę</text:p>
          </table:table-cell>
          <table:table-cell office:value-type="string">
            <text:p>dopasowanego do potrzeb systemu motywacyjnego</text:p>
          </table:table-cell>
          <table:table-cell/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/>
          <table:table-cell office:value-type="string">
            <text:p>boisz się, że zostaniesz zwolniony(a)</text:p>
          </table:table-cell>
          <table:table-cell table:number-columns-repeated="13"/>
          <table:table-cell table:number-columns-repeated="3" office:value-type="string">
            <text:p>raczej nie</text:p>
          </table:table-cell>
          <table:table-cell table:number-columns-repeated="2" office:value-type="string">
            <text:p>trudno powiedzieć</text:p>
          </table:table-cell>
          <table:table-cell table:number-columns-repeated="2" office:value-type="string">
            <text:p>raczej nie</text:p>
          </table:table-cell>
          <table:table-cell office:value-type="string">
            <text:p>trudno powiedzieć</text:p>
          </table:table-cell>
          <table:table-cell table:number-columns-repeated="7"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raczej zgadzam się</text:p>
          </table:table-cell>
          <table:table-cell table:number-columns-repeated="2"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office:value-type="string">
            <text:p>szansy na rozwój osobisty wykraczający poza zajmowane stanowisko</text:p>
          </table:table-cell>
          <table:table-cell/>
          <table:table-cell office:value-type="string">
            <text:p>bezpieczeństwa zatrudnienia, tj. stałej umowy o pracę</text:p>
          </table:table-cell>
          <table:table-cell table:number-columns-repeated="4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table:number-columns-repeated="5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/>
          <table:table-cell office:value-type="string">
            <text:p>szansy na rozwój osobisty wykraczający poza zajmowane stanowisko</text:p>
          </table:table-cell>
          <table:table-cell/>
          <table:table-cell office:value-type="string">
            <text:p>bezpieczeństwa zatrudnienia, tj. stałej umowy o pracę</text:p>
          </table:table-cell>
          <table:table-cell table:number-columns-repeated="3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Nie</text:p>
          </table:table-cell>
          <table:table-cell table:number-columns-repeated="3"/>
          <table:table-cell office:value-type="string">
            <text:p>boisz się, że zostaniesz zwolniony(a)</text:p>
          </table:table-cell>
          <table:table-cell table:number-columns-repeated="2"/>
          <table:table-cell office:value-type="string">
            <text:p>uważasz, że pracodawcy nie interesują Twoje oczekiwania</text:p>
          </table:table-cell>
          <table:table-cell table:number-columns-repeated="10"/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table:number-columns-repeated="3"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6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4"/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na zajmowanym stanowisku</text:p>
          </table:table-cell>
          <table:table-cell table:number-columns-repeated="2"/>
          <table:table-cell office:value-type="string">
            <text:p>dopasowanego do potrzeb systemu motywacyjnego</text:p>
          </table:table-cell>
          <table:table-cell office:value-type="string">
            <text:p>równowagi pomiędzy pracą a życiem osobistym (work life balance)</text:p>
          </table:table-cell>
          <table:table-cell table:number-columns-repeated="5"/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5"/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i kompetencje na zajmowanym stanowisku</text:p>
          </table:table-cell>
          <table:table-cell/>
          <table:table-cell office:value-type="string">
            <text:p>dopasowanego do potrzeb systemu motywacyjnego</text:p>
          </table:table-cell>
          <table:table-cell office:value-type="string">
            <text:p>równowagi pomiędzy pracą a życiem osobistym (work life balance)</text:p>
          </table:table-cell>
          <table:table-cell table:number-columns-repeated="5"/>
          <table:table-cell office:value-type="string">
            <text:p>Nie</text:p>
          </table:table-cell>
          <table:table-cell table:number-columns-repeated="6"/>
          <table:table-cell office:value-type="string">
            <text:p>uważasz, że pracodawcy nie interesują Twoje oczekiwania</text:p>
          </table:table-cell>
          <table:table-cell table:number-columns-repeated="10"/>
          <table:table-cell office:value-type="string">
            <text:p>zdecydowanie tak</text:p>
          </table:table-cell>
          <table:table-cell table:number-columns-repeated="2"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trudno powiedzieć</text:p>
          </table:table-cell>
          <table:table-cell table:number-columns-repeated="3" office:value-type="string">
            <text:p>zdecydowanie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raczej się nie zgadzam</text:p>
          </table:table-cell>
          <table:table-cell table:number-columns-repeated="2"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table:number-columns-repeated="5"/>
          <table:table-cell office:value-type="string">
            <text:p>równowagi pomiędzy pracą a życiem osobistym (work life balance)</text:p>
          </table:table-cell>
          <table:table-cell table:number-columns-repeated="4"/>
          <table:table-cell office:value-type="string">
            <text:p>dbałości o klimat sprzyjający zadowoleniu z pracy</text:p>
          </table:table-cell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table:number-columns-repeated="2" office:value-type="string">
            <text:p>tak</text:p>
          </table:table-cell>
          <table:table-cell/>
          <table:table-cell office:value-type="string">
            <text:p>odpowiednich do Twoich potrzeb warunków socjalnych</text:p>
          </table:table-cell>
          <table:table-cell table:number-columns-repeated="8"/>
          <table:table-cell office:value-type="string">
            <text:p>przejrzystego systemu oceny pracy</text:p>
          </table:table-cell>
          <table:table-cell table:number-columns-repeated="4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/>
          <table:table-cell office:value-type="string">
            <text:p>raczej tak</text:p>
          </table:table-cell>
          <table:table-cell table:number-columns-repeated="5"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3"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3"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trudno powiedzieć</text:p>
          </table:table-cell>
          <table:table-cell office:value-type="string">
            <text:p>zdecydowanie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table:number-columns-repeated="2" office:value-type="string">
            <text:p>bardzo ważne</text:p>
          </table:table-cell>
          <table:table-cell table:number-columns-repeated="3" office:value-type="string">
            <text:p>raczej ważne</text:p>
          </table:table-cell>
          <table:table-cell office:value-type="string">
            <text:p>raczej nie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trudno powiedzieć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5"/>
          <table:table-cell office:value-type="string">
            <text:p>możliwości udziału w szkoleniach rozwijających kwalifikacje na zajmowanym stanowisku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9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6"/>
          <table:table-cell office:value-type="string">
            <text:p>możliwości udziału w szkoleniach rozwijających kwalifikacje i kompetencje na zajmowanym stanowisku</text:p>
          </table:table-cell>
          <table:table-cell table:number-columns-repeated="8"/>
          <table:table-cell office:value-type="string">
            <text:p>Nie</text:p>
          </table:table-cell>
          <table:table-cell/>
          <table:table-cell office:value-type="string">
            <text:p>boisz się, że zostaniesz uznany(a) za roszczeniowego</text:p>
          </table:table-cell>
          <table:table-cell table:number-columns-repeated="3"/>
          <table:table-cell office:value-type="string">
            <text:p>uważasz, że pracodawca powinien się domyśleć</text:p>
          </table:table-cell>
          <table:table-cell table:number-columns-repeated="11"/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table:number-columns-repeated="2" office:value-type="string">
            <text:p>zdecydowanie nie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zdecydowanie nie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ak</text:p>
          </table:table-cell>
          <table:table-cell table:number-columns-repeated="7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zdecydowanie się nie zgadzam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14" office:value-type="string">
            <text:p>bardzo ważne</text:p>
          </table:table-cell>
          <table:table-cell office:value-type="string">
            <text:p>raczej ważne</text:p>
          </table:table-cell>
          <table:table-cell/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ek</text:p>
          </table:table-cell>
          <table:table-cell table:number-columns-repeated="4"/>
          <table:table-cell office:value-type="string">
            <text:p>dopasowanego do potrzeb systemu motywacyjnego</text:p>
          </table:table-cell>
          <table:table-cell table:number-columns-repeated="5"/>
          <table:table-cell office:value-type="string">
            <text:p>dbałości o klimat sprzyjający zadowoleniu z pracy</text:p>
          </table:table-cell>
          <table:table-cell table:number-columns-repeated="5" office:value-type="string">
            <text:p>tak</text:p>
          </table:table-cell>
          <table:table-cell table:number-columns-repeated="3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/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table:number-columns-repeated="3"/>
          <table:table-cell office:value-type="string">
            <text:p>dopasowanego do potrzeb systemu motywacyjnego</text:p>
          </table:table-cell>
          <table:table-cell table:number-columns-repeated="6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/>
          <table:table-cell office:value-type="string">
            <text:p>boisz się, że zostaniesz zwolniony(a)</text:p>
          </table:table-cell>
          <table:table-cell table:number-columns-repeated="2"/>
          <table:table-cell office:value-type="string">
            <text:p>uważasz, że pracodawcy nie interesują Twoje oczekiwania</text:p>
          </table:table-cell>
          <table:table-cell table:number-columns-repeated="5"/>
          <table:table-cell office:value-type="string">
            <text:p>tak</text:p>
          </table:table-cell>
          <table:table-cell table:number-columns-repeated="4"/>
          <table:table-cell office:value-type="string">
            <text:p>zdecydowanie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11" office:value-type="string">
            <text:p>trudno powiedzieć</text:p>
          </table:table-cell>
          <table:table-cell office:value-type="string">
            <text:p>Nie</text:p>
          </table:table-cell>
          <table:table-cell table:number-columns-repeated="7"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trudno powiedzieć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office:value-type="string">
            <text:p>raczej nie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office:value-type="string">
            <text:p>raczej nie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/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/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na zajmowanym stanowisku</text:p>
          </table:table-cell>
          <table:table-cell table:number-columns-repeated="2"/>
          <table:table-cell office:value-type="string">
            <text:p>dopasowanego do potrzeb systemu motywacyjnego</text:p>
          </table:table-cell>
          <table:table-cell table:number-columns-repeated="6"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/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/>
          <table:table-cell office:value-type="string">
            <text:p>przejrzystych zasad premiowania</text:p>
          </table:table-cell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i kompetencje na zajmowanym stanowisku</text:p>
          </table:table-cell>
          <table:table-cell/>
          <table:table-cell office:value-type="string">
            <text:p>dopasowanego do potrzeb systemu motywacyjnego</text:p>
          </table:table-cell>
          <table:table-cell table:number-columns-repeated="6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/>
          <table:table-cell office:value-type="string">
            <text:p>uważasz, że Twoje oczekiwania nie są ważne</text:p>
          </table:table-cell>
          <table:table-cell/>
          <table:table-cell office:value-type="string">
            <text:p>w firmie, w której pracujesz, nikt nie komunikuje potrzeb</text:p>
          </table:table-cell>
          <table:table-cell table:number-columns-repeated="12"/>
          <table:table-cell office:value-type="string">
            <text:p>zdecydowanie tak</text:p>
          </table:table-cell>
          <table:table-cell office:value-type="string">
            <text:p>zdecydowanie nie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trudno powiedzieć</text:p>
          </table:table-cell>
          <table:table-cell table:number-columns-repeated="2" office:value-type="string">
            <text:p>raczej nie</text:p>
          </table:table-cell>
          <table:table-cell table:number-columns-repeated="2" office:value-type="string">
            <text:p>raczej tak</text:p>
          </table:table-cell>
          <table:table-cell office:value-type="string">
            <text:p>raczej nie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Tak</text:p>
          </table:table-cell>
          <table:table-cell table:number-columns-repeated="9" office:value-type="string">
            <text:p>tak</text:p>
          </table:table-cell>
          <table:table-cell/>
          <table:table-cell table:number-columns-repeated="2" office:value-type="string">
            <text:p>tak</text:p>
          </table:table-cell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3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table:number-columns-repeated="11"/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 table:number-columns-repeated="11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8"/>
          <table:table-cell table:number-columns-repeated="8" office:value-type="string">
            <text:p>nie</text:p>
          </table:table-cell>
          <table:table-cell table:number-columns-repeated="3"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Nie</text:p>
          </table:table-cell>
          <table:table-cell table:number-columns-repeated="12" office:value-type="string">
            <text:p>tak</text:p>
          </table:table-cell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5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4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table:number-columns-repeated="13"/>
          <table:table-cell office:value-type="string">
            <text:p>szacunku i poszanowania godności</text:p>
          </table:table-cell>
          <table:table-cell/>
          <table:table-cell office:value-type="string">
            <text:p>tak</text:p>
          </table:table-cell>
          <table:table-cell table:number-columns-repeated="15" office:value-type="string">
            <text:p>nie</text:p>
          </table:table-cell>
          <table:table-cell table:number-columns-repeated="13"/>
          <table:table-cell office:value-type="string">
            <text:p>szacunku i poszanowania godności</text:p>
          </table:table-cell>
          <table:table-cell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8"/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6" office:value-type="string">
            <text:p>nie</text:p>
          </table:table-cell>
          <table:table-cell table:number-columns-repeated="7"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9" office:value-type="string">
            <text:p>raczej tak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raczej zgadzam się</text:p>
          </table:table-cell>
          <table:table-cell office:value-type="string">
            <text:p>zdecydowanie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table:number-columns-repeated="4"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ważne</text:p>
          </table:table-cell>
          <table:table-cell table:number-columns-repeated="8"/>
          <table:table-cell office:value-type="string">
            <text:p>dopasowanego do potrzeb systemu motywacyjnego</text:p>
          </table:table-cell>
          <table:table-cell table:number-columns-repeated="6"/>
          <table:table-cell table:number-columns-repeated="3"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4"/>
          <table:table-cell office:value-type="string">
            <text:p>przejrzystych zasad premiowania</text:p>
          </table:table-cell>
          <table:table-cell table:number-columns-repeated="5"/>
          <table:table-cell office:value-type="string">
            <text:p>przejrzystego systemu oceny pracy</text:p>
          </table:table-cell>
          <table:table-cell table:number-columns-repeated="4"/>
          <table:table-cell office:value-type="string">
            <text:p>Nie</text:p>
          </table:table-cell>
          <table:table-cell table:number-columns-repeated="8"/>
          <table:table-cell office:value-type="string">
            <text:p>inne</text:p>
          </table:table-cell>
          <table:table-cell table:number-columns-repeated="8" office:value-type="string">
            <text:p>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table:number-columns-repeated="3" office:value-type="string">
            <text:p>trudno powiedzieć</text:p>
          </table:table-cell>
          <table:table-cell table:number-columns-repeated="3"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15" office:value-type="string">
            <text:p>bardzo ważne</text:p>
          </table:table-cell>
          <table:table-cell office:value-type="string">
            <text:p><text:s/>narzędzi niezbędnych do wykonywania pracy i/lub właściwych warunków bhp</text:p>
          </table:table-cell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ek</text:p>
          </table:table-cell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na zajmowanym stanowisku</text:p>
          </table:table-cell>
          <table:table-cell table:number-columns-repeated="2"/>
          <table:table-cell office:value-type="string">
            <text:p>dopasowanego do potrzeb systemu motywacyjnego</text:p>
          </table:table-cell>
          <table:table-cell table:number-columns-repeated="2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/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table:number-columns-repeated="2"/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i kompetencje na zajmowanym stanowisku</text:p>
          </table:table-cell>
          <table:table-cell/>
          <table:table-cell office:value-type="string">
            <text:p>dopasowanego do potrzeb systemu motywacyjnego</text:p>
          </table:table-cell>
          <table:table-cell table:number-columns-repeated="6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6" office:value-type="string">
            <text:p>nie</text:p>
          </table:table-cell>
          <table:table-cell office:value-type="string">
            <text:p>tak</text:p>
          </table:table-cell>
          <table:table-cell table:number-columns-repeated="2" office:value-type="string">
            <text:p>trudno powiedzieć</text:p>
          </table:table-cell>
          <table:table-cell table:number-columns-repeated="3"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table:number-columns-repeated="3"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ak</text:p>
          </table:table-cell>
          <table:table-cell table:number-columns-repeated="5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4"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raczej zgadzam się</text:p>
          </table:table-cell>
          <table:table-cell office:value-type="string">
            <text:p>zdecydowanie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2"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4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3"/>
          <table:table-cell office:value-type="string">
            <text:p>dopasowanego do potrzeb systemu motywacyjnego</text:p>
          </table:table-cell>
          <table:table-cell table:number-columns-repeated="3"/>
          <table:table-cell office:value-type="string">
            <text:p>regularnego otrzymywania informacji zwrotnych dotyczących oceny jakości pracy</text:p>
          </table:table-cell>
          <table:table-cell/>
          <table:table-cell office:value-type="string">
            <text:p>dbałości o klimat sprzyjający zadowoleniu z pracy</text:p>
          </table:table-cell>
          <table:table-cell table:number-columns-repeated="2"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 table:number-columns-repeated="8"/>
          <table:table-cell office:value-type="string">
            <text:p>regularnego otrzymywania informacji zwrotnych dotyczących oceny jakości pracy</text:p>
          </table:table-cell>
          <table:table-cell/>
          <table:table-cell office:value-type="string">
            <text:p>dbałości o klimat sprzyjający zadowoleniu z pracy</text:p>
          </table:table-cell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raczej nie</text:p>
          </table:table-cell>
          <table:table-cell office:value-type="string">
            <text:p>zdecydowanie nie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ak</text:p>
          </table:table-cell>
          <table:table-cell table:number-columns-repeated="4"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6"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trudno powiedzieć</text:p>
          </table:table-cell>
          <table:table-cell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1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table:number-columns-repeated="4"/>
          <table:table-cell office:value-type="string">
            <text:p>dopasowanego do potrzeb systemu motywacyjnego</text:p>
          </table:table-cell>
          <table:table-cell table:number-columns-repeated="6"/>
          <table:table-cell table:number-columns-repeated="5" office:value-type="string">
            <text:p>tak</text:p>
          </table:table-cell>
          <table:table-cell table:number-columns-repeated="11" office:value-type="string">
            <text:p>nie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 table:number-columns-repeated="11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5"/>
          <table:table-cell office:value-type="string">
            <text:p>uważasz, że pracodawcy nie interesują Twoje oczekiwania</text:p>
          </table:table-cell>
          <table:table-cell table:number-columns-repeated="10"/>
          <table:table-cell table:number-columns-repeated="3"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table:number-columns-repeated="2" office:value-type="string">
            <text:p>raczej tak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5" office:value-type="string">
            <text:p>bardzo ważne</text:p>
          </table:table-cell>
          <table:table-cell table:number-columns-repeated="6"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3" office:value-type="string">
            <text:p>raczej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7"/>
          <table:table-cell office:value-type="string">
            <text:p>przejrzystego systemu oceny pracy</text:p>
          </table:table-cell>
          <table:table-cell table:number-columns-repeated="4"/>
          <table:table-cell table:number-columns-repeated="4"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9"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 table:number-columns-repeated="2"/>
          <table:table-cell office:value-type="string">
            <text:p>w firmie, w której pracujesz, nikt nie komunikuje potrzeb</text:p>
          </table:table-cell>
          <table:table-cell table:number-columns-repeated="12"/>
          <table:table-cell table:number-columns-repeated="2" office:value-type="string">
            <text:p>raczej tak</text:p>
          </table:table-cell>
          <table:table-cell table:number-columns-repeated="13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Tak</text:p>
          </table:table-cell>
          <table:table-cell table:number-columns-repeated="5" office:value-type="string">
            <text:p>tak</text:p>
          </table:table-cell>
          <table:table-cell office:value-type="string">
            <text:p>nie</text:p>
          </table:table-cell>
          <table:table-cell table:number-columns-repeated="6" office:value-type="string">
            <text:p>tak</text:p>
          </table:table-cell>
          <table:table-cell office:value-type="string">
            <text:p>zdecydowanie zgadzam się</text:p>
          </table:table-cell>
          <table:table-cell table:number-columns-repeated="2"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table:number-columns-repeated="11"/>
          <table:table-cell table:number-columns-repeated="3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11" office:value-type="string">
            <text:p>nie</text:p>
          </table:table-cell>
          <table:table-cell table:number-columns-repeated="4"/>
          <table:table-cell office:value-type="string">
            <text:p>przejrzystych zasad premiowania</text:p>
          </table:table-cell>
          <table:table-cell table:number-columns-repeated="10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6"/>
          <table:table-cell office:value-type="string">
            <text:p>raczej nie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7"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Nie</text:p>
          </table:table-cell>
          <table:table-cell table:number-columns-repeated="12"/>
          <table:table-cell table:number-columns-repeated="2" office:value-type="string">
            <text:p>raczej zgadzam się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/>
          <table:table-cell office:value-type="string">
            <text:p>szansy na rozwój osobisty wykraczający poza zajmowane stanowisko</text:p>
          </table:table-cell>
          <table:table-cell table:number-columns-repeated="2"/>
          <table:table-cell office:value-type="string">
            <text:p>samodzielności w pracy adekwatnej do posiadanych kwalifikacji i doświadczenia</text:p>
          </table:table-cell>
          <table:table-cell table:number-columns-repeated="2"/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/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2"/>
          <table:table-cell office:value-type="string">
            <text:p>szansy na rozwój osobisty wykraczający poza zajmowane stanowisko</text:p>
          </table:table-cell>
          <table:table-cell table:number-columns-repeated="5"/>
          <table:table-cell office:value-type="string">
            <text:p>równego traktowania pracowników (brak dyskryminacji i brak faworyzowania wybranych pracowników)</text:p>
          </table:table-cell>
          <table:table-cell table:number-columns-repeated="2"/>
          <table:table-cell office:value-type="string">
            <text:p>dbałości o klimat sprzyjający zadowoleniu z pracy</text:p>
          </table:table-cell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/>
          <table:table-cell office:value-type="string">
            <text:p>boisz się, że zostaniesz zwolniony(a)</text:p>
          </table:table-cell>
          <table:table-cell office:value-type="string">
            <text:p>w firmie, w której pracujesz, nikt nie komunikuje potrzeb</text:p>
          </table:table-cell>
          <table:table-cell table:number-columns-repeated="2"/>
          <table:table-cell office:value-type="string">
            <text:p>bo już próbowałeś(aś) i zostałeś(aś) za to ukarany(a)</text:p>
          </table:table-cell>
          <table:table-cell table:number-columns-repeated="9"/>
          <table:table-cell table:number-columns-repeated="2"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table:number-columns-repeated="7" office:value-type="string">
            <text:p>trudno powiedzieć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zdecydowanie zgadzam się</text:p>
          </table:table-cell>
          <table:table-cell table:number-columns-repeated="2"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4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7" office:value-type="string">
            <text:p>bardzo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ek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3"/>
          <table:table-cell office:value-type="string">
            <text:p>dopasowanego do potrzeb systemu motywacyjnego</text:p>
          </table:table-cell>
          <table:table-cell office:value-type="string">
            <text:p>równowagi pomiędzy pracą a życiem osobistym (work life balance)</text:p>
          </table:table-cell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office:value-type="string">
            <text:p>regularnego otrzymywania informacji zwrotnych dotyczących oceny jakości pracy</text:p>
          </table:table-cell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2"/>
          <table:table-cell office:value-type="string">
            <text:p>dopasowanego do potrzeb systemu motywacyjnego</text:p>
          </table:table-cell>
          <table:table-cell office:value-type="string">
            <text:p>równowagi pomiędzy pracą a życiem osobistym (work life balance)</text:p>
          </table:table-cell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/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2" office:value-type="string">
            <text:p>trudno powiedzieć</text:p>
          </table:table-cell>
          <table:table-cell table:number-columns-repeated="3" office:value-type="string">
            <text:p>raczej tak</text:p>
          </table:table-cell>
          <table:table-cell table:number-columns-repeated="5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raczej zgadzam się</text:p>
          </table:table-cell>
          <table:table-cell table:number-columns-repeated="2"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9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5" office:value-type="string">
            <text:p>bardzo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8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table:number-columns-repeated="6" office:value-type="string">
            <text:p>nie</text:p>
          </table:table-cell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table:number-columns-repeated="6"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12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4"/>
          <table:table-cell office:value-type="string">
            <text:p>uważasz, że pracodawca powinien się domyśleć</text:p>
          </table:table-cell>
          <table:table-cell table:number-columns-repeated="3"/>
          <table:table-cell table:number-columns-repeated="8" office:value-type="string">
            <text:p>nie</text:p>
          </table:table-cell>
          <table:table-cell table:number-columns-repeated="2" office:value-type="string">
            <text:p>zdecydowanie nie</text:p>
          </table:table-cell>
          <table:table-cell table:number-columns-repeated="3" office:value-type="string">
            <text:p>raczej ni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zdecydowanie nie</text:p>
          </table:table-cell>
          <table:table-cell table:number-columns-repeated="2" office:value-type="string">
            <text:p>raczej nie</text:p>
          </table:table-cell>
          <table:table-cell table:number-columns-repeated="2" office:value-type="string">
            <text:p>zdecydowanie nie</text:p>
          </table:table-cell>
          <table:table-cell table:number-columns-repeated="3"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Nie</text:p>
          </table:table-cell>
          <table:table-cell table:number-columns-repeated="12"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raczej się nie zgadzam</text:p>
          </table:table-cell>
          <table:table-cell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15" office:value-type="string">
            <text:p>bardzo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8"/>
          <table:table-cell office:value-type="string">
            <text:p>równego traktowania pracowników (brak dyskryminacji i brak faworyzowania wybranych pracowników)</text:p>
          </table:table-cell>
          <table:table-cell table:number-columns-repeated="2"/>
          <table:table-cell office:value-type="string">
            <text:p>dbałości o klimat sprzyjający zadowoleniu z pracy</text:p>
          </table:table-cell>
          <table:table-cell table:number-columns-repeated="4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11"/>
          <table:table-cell office:value-type="string">
            <text:p>równego traktowania pracowników (brak dyskryminacji i brak faworyzowania wybranych pracowników)</text:p>
          </table:table-cell>
          <table:table-cell/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4"/>
          <table:table-cell office:value-type="string">
            <text:p>uważasz, że pracodawca powinien się domyśleć</text:p>
          </table:table-cell>
          <table:table-cell/>
          <table:table-cell office:value-type="string">
            <text:p>bo już próbowałeś(aś) i zostałeś(aś) za to ukarany(a)</text:p>
          </table:table-cell>
          <table:table-cell/>
          <table:table-cell table:number-columns-repeated="2" office:value-type="string">
            <text:p>tak</text:p>
          </table:table-cell>
          <table:table-cell table:number-columns-repeated="6" office:value-type="string">
            <text:p>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3"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7" office:value-type="string">
            <text:p>zdecydowanie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4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7" office:value-type="string">
            <text:p>bardzo ważne</text:p>
          </table:table-cell>
          <table:table-cell table:number-columns-repeated="9"/>
          <table:table-cell office:value-type="string">
            <text:p>równowagi pomiędzy pracą a życiem osobistym (work life balance)</text:p>
          </table:table-cell>
          <table:table-cell table:number-columns-repeated="5"/>
          <table:table-cell table:number-columns-repeated="4"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11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2"/>
          <table:table-cell office:value-type="string">
            <text:p>boisz się, że zostaniesz zwolniony(a)</text:p>
          </table:table-cell>
          <table:table-cell/>
          <table:table-cell office:value-type="string">
            <text:p>uważasz, że pracodawca powinien się domyśleć</text:p>
          </table:table-cell>
          <table:table-cell office:value-type="string">
            <text:p>uważasz, że pracodawcy nie interesują Twoje oczekiwania</text:p>
          </table:table-cell>
          <table:table-cell table:number-columns-repeated="10"/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3" office:value-type="string">
            <text:p>raczej tak</text:p>
          </table:table-cell>
          <table:table-cell table:number-columns-repeated="4" office:value-type="string">
            <text:p>raczej nie</text:p>
          </table:table-cell>
          <table:table-cell table:number-columns-repeated="2" office:value-type="string">
            <text:p>raczej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trudno powiedzieć</text:p>
          </table:table-cell>
          <table:table-cell office:value-type="string">
            <text:p>raczej się nie zgadzam</text:p>
          </table:table-cell>
          <table:table-cell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15" office:value-type="string">
            <text:p>bardzo ważne</text:p>
          </table:table-cell>
          <table:table-cell table:number-columns-repeated="4"/>
          <table:table-cell office:value-type="string">
            <text:p>szansy na rozwój osobisty wykraczający poza zajmowane stanowisko</text:p>
          </table:table-cell>
          <table:table-cell table:number-columns-repeated="8"/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4"/>
          <table:table-cell office:value-type="string">
            <text:p>przejrzystych zasad premiowania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5"/>
          <table:table-cell office:value-type="string">
            <text:p>równego traktowania pracowników (brak dyskryminacji i brak faworyzowania wybranych pracowników)</text:p>
          </table:table-cell>
          <table:table-cell/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Tak (przejdź do pytania 11)</text:p>
          </table:table-cell>
          <table:table-cell table:number-columns-repeated="9"/>
          <table:table-cell table:number-columns-repeated="2" office:value-type="string">
            <text:p>tak</text:p>
          </table:table-cell>
          <table:table-cell table:number-columns-repeated="5" office:value-type="string">
            <text:p>nie</text:p>
          </table:table-cell>
          <table:table-cell/>
          <table:table-cell table:number-columns-repeated="3"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table:number-columns-repeated="2"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11"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raczej zgadzam się</text:p>
          </table:table-cell>
          <table:table-cell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table:number-columns-repeated="5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7"/>
          <table:table-cell office:value-type="string">
            <text:p>samodzielności w pracy adekwatnej do posiadanych kwalifikacji i doświadczenia</text:p>
          </table:table-cell>
          <table:table-cell table:number-columns-repeated="3"/>
          <table:table-cell office:value-type="string">
            <text:p>równego traktowania pracowników (brak dyskryminacji i brak faworyzowania wybranych pracowników)</text:p>
          </table:table-cell>
          <table:table-cell/>
          <table:table-cell office:value-type="string">
            <text:p>szacunku i poszanowania godności</text:p>
          </table:table-cell>
          <table:table-cell/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 table:number-columns-repeated="4"/>
          <table:table-cell office:value-type="string">
            <text:p>dopasowanego do potrzeb systemu motywacyjnego</text:p>
          </table:table-cell>
          <table:table-cell table:number-columns-repeated="2"/>
          <table:table-cell office:value-type="string">
            <text:p>równego traktowania pracowników (brak dyskryminacji i brak faworyzowania wybranych pracowników)</text:p>
          </table:table-cell>
          <table:table-cell/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Tak (przejdź do pytania 11)</text:p>
          </table:table-cell>
          <table:table-cell table:number-columns-repeated="9"/>
          <table:table-cell table:number-columns-repeated="2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raczej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3"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Tak</text:p>
          </table:table-cell>
          <table:table-cell table:number-columns-repeated="4" office:value-type="string">
            <text:p>tak</text:p>
          </table:table-cell>
          <table:table-cell office:value-type="string">
            <text:p>nie</text:p>
          </table:table-cell>
          <table:table-cell table:number-columns-repeated="7" office:value-type="string">
            <text:p>tak</text:p>
          </table:table-cell>
          <table:table-cell office:value-type="string">
            <text:p>zdecydowanie zgadzam się</text:p>
          </table:table-cell>
          <table:table-cell table:number-columns-repeated="2"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/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na zajmowanym stanowisku</text:p>
          </table:table-cell>
          <table:table-cell table:number-columns-repeated="5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table:number-columns-repeated="3"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2"/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i kompetencje na zajmowanym stanowisku</text:p>
          </table:table-cell>
          <table:table-cell table:number-columns-repeated="4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table:number-columns-repeated="5" office:value-type="string">
            <text:p>raczej nie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3"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13" office:value-type="string">
            <text:p>bardzo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/>
          <table:table-cell office:value-type="string">
            <text:p>szansy na rozwój osobisty wykraczający poza zajmowane stanowisko</text:p>
          </table:table-cell>
          <table:table-cell table:number-columns-repeated="2"/>
          <table:table-cell office:value-type="string">
            <text:p>samodzielności w pracy adekwatnej do posiadanych kwalifikacji i doświadczenia</text:p>
          </table:table-cell>
          <table:table-cell table:number-columns-repeated="7"/>
          <table:table-cell table:number-columns-repeated="2" office:value-type="string">
            <text:p>tak</text:p>
          </table:table-cell>
          <table:table-cell table:number-columns-repeated="6" office:value-type="string">
            <text:p>nie</text:p>
          </table:table-cell>
          <table:table-cell office:value-type="string">
            <text:p>tak</text:p>
          </table:table-cell>
          <table:table-cell table:number-columns-repeated="6" office:value-type="string">
            <text:p>nie</text:p>
          </table:table-cell>
          <table:table-cell office:value-type="string">
            <text:p>tak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i kompetencje na zajmowanym stanowisku</text:p>
          </table:table-cell>
          <table:table-cell table:number-columns-repeated="8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6" office:value-type="string">
            <text:p>nie</text:p>
          </table:table-cell>
          <table:table-cell/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15" office:value-type="string">
            <text:p>zdecydowanie tak</text:p>
          </table:table-cell>
          <table:table-cell office:value-type="string">
            <text:p>Tak</text:p>
          </table:table-cell>
          <table:table-cell table:number-columns-repeated="12"/>
          <table:table-cell table:number-columns-repeated="2" office:value-type="string">
            <text:p>zdecydowanie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12"/>
          <table:table-cell table:number-columns-repeated="4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12"/>
          <table:table-cell office:value-type="string">
            <text:p>Tak (przejdź do pytania 11)</text:p>
          </table:table-cell>
          <table:table-cell table:number-columns-repeated="8"/>
          <table:table-cell office:value-type="string">
            <text:p>inne</text:p>
          </table:table-cell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zdecydowanie nie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Nie</text:p>
          </table:table-cell>
          <table:table-cell table:number-columns-repeated="12"/>
          <table:table-cell table:number-columns-repeated="2" office:value-type="string">
            <text:p>zdecydowanie zgadzam się</text:p>
          </table:table-cell>
          <table:table-cell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4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5"/>
          <table:table-cell office:value-type="string">
            <text:p>możliwości udziału w szkoleniach rozwijających kwalifikacje na zajmowanym stanowisku</text:p>
          </table:table-cell>
          <table:table-cell table:number-columns-repeated="9"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table:number-columns-repeated="7"/>
          <table:table-cell office:value-type="string">
            <text:p>bezpieczeństwa zatrudnienia, tj. stałej umowy o pracę</text:p>
          </table:table-cell>
          <table:table-cell office:value-type="string">
            <text:p>dopasowanego do potrzeb systemu motywacyjnego</text:p>
          </table:table-cell>
          <table:table-cell table:number-columns-repeated="2"/>
          <table:table-cell office:value-type="string">
            <text:p>równego traktowania pracowników (brak dyskryminacji i brak faworyzowania wybranych pracowników)</text:p>
          </table:table-cell>
          <table:table-cell/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4"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table:number-columns-repeated="3"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Nie</text:p>
          </table:table-cell>
          <table:table-cell table:number-columns-repeated="12"/>
          <table:table-cell table:number-columns-repeated="2" office:value-type="string">
            <text:p>zdecydowanie zgadzam się</text:p>
          </table:table-cell>
          <table:table-cell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3"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<text:s/>narzędzi niezbędnych do wykonywania pracy i/lub właściwych warunków bhp</text:p>
          </table:table-cell>
          <table:table-cell table:number-columns-repeated="14"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 office:value-type="string">
            <text:p>tak</text:p>
          </table:table-cell>
          <table:table-cell table:number-columns-repeated="3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narzędzi niezbędnych do wykonywania pracy i/lub właściwych warunków bhp</text:p>
          </table:table-cell>
          <table:table-cell table:number-columns-repeated="14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table:number-columns-repeated="4" office:value-type="string">
            <text:p>nie</text:p>
          </table:table-cell>
          <table:table-cell table:number-columns-repeated="11"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5" office:value-type="string">
            <text:p>raczej tak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raczej zgadzam się</text:p>
          </table:table-cell>
          <table:table-cell office:value-type="string">
            <text:p>zdecydowanie zgadzam się</text:p>
          </table:table-cell>
          <table:table-cell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table:number-columns-repeated="15" office:value-type="string">
            <text:p>bardzo ważne</text:p>
          </table:table-cell>
          <table:table-cell office:value-type="string">
            <text:p><text:s/>narzędzi niezbędnych do wykonywania pracy i/lub właściwych warunków bhp</text:p>
          </table:table-cell>
          <table:table-cell/>
          <table:table-cell office:value-type="string">
            <text:p>możliwości awansu i/lub przejrzystych warunków jego uzyskania</text:p>
          </table:table-cell>
          <table:table-cell table:number-columns-repeated="12"/>
          <table:table-cell table:number-columns-repeated="3" office:value-type="string">
            <text:p>tak</text:p>
          </table:table-cell>
          <table:table-cell table:number-columns-repeated="11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narzędzi niezbędnych do wykonywania pracy i/lub właściwych warunków bhp</text:p>
          </table:table-cell>
          <table:table-cell table:number-columns-repeated="14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8"/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table:number-columns-repeated="4" office:value-type="string">
            <text:p>nie</text:p>
          </table:table-cell>
          <table:table-cell table:number-columns-repeated="3" office:value-type="string">
            <text:p>trudno powiedzieć</text:p>
          </table:table-cell>
          <table:table-cell table:number-columns-repeated="3"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5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Nie</text:p>
          </table:table-cell>
          <table:table-cell office:value-type="string">
            <text:p>nie</text:p>
          </table:table-cell>
          <table:table-cell table:number-columns-repeated="3"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4" office:value-type="string">
            <text:p>tak</text:p>
          </table:table-cell>
          <table:table-cell table:number-columns-repeated="3"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4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<text:s/>narzędzi niezbędnych do wykonywania pracy i/lub właściwych warunków bhp</text:p>
          </table:table-cell>
          <table:table-cell table:number-columns-repeated="2"/>
          <table:table-cell office:value-type="string">
            <text:p>satysfakcjonującego wynagrodzenia i/lub przejrzystych zasad jego podwyżek</text:p>
          </table:table-cell>
          <table:table-cell table:number-columns-repeated="10"/>
          <table:table-cell office:value-type="string">
            <text:p>dbałości o klimat sprzyjający zadowoleniu z pracy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narzędzi niezbędnych do wykonywania pracy i/lub właściwych warunków bhp</text:p>
          </table:table-cell>
          <table:table-cell table:number-columns-repeated="2"/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table:number-columns-repeated="9"/>
          <table:table-cell office:value-type="string">
            <text:p>dbałości o klimat sprzyjający zadowoleniu z pracy</text:p>
          </table:table-cell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2"/>
          <table:table-cell office:value-type="string">
            <text:p>boisz się, że zostaniesz zwolniony(a)</text:p>
          </table:table-cell>
          <table:table-cell table:number-columns-repeated="2"/>
          <table:table-cell office:value-type="string">
            <text:p>uważasz, że pracodawcy nie interesują Twoje oczekiwania</text:p>
          </table:table-cell>
          <table:table-cell table:number-columns-repeated="10"/>
          <table:table-cell table:number-columns-repeated="2"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table:number-columns-repeated="3"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zdecydowanie zgadzam się</text:p>
          </table:table-cell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10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4"/>
          <table:table-cell office:value-type="string">
            <text:p>szansy na rozwój osobisty wykraczający poza zajmowane stanowisko</text:p>
          </table:table-cell>
          <table:table-cell table:number-columns-repeated="10"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table:number-columns-repeated="12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3"/>
          <table:table-cell office:value-type="string">
            <text:p>w firmie, w której pracujesz, nikt nie komunikuje potrzeb</text:p>
          </table:table-cell>
          <table:table-cell/>
          <table:table-cell office:value-type="string">
            <text:p>uważasz, że pracodawcy nie interesują Twoje oczekiwania</text:p>
          </table:table-cell>
          <table:table-cell table:number-columns-repeated="10"/>
          <table:table-cell table:number-columns-repeated="2" office:value-type="string">
            <text:p>zdecydowanie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trudno powiedzieć</text:p>
          </table:table-cell>
          <table:table-cell table:number-columns-repeated="3" office:value-type="string">
            <text:p>zdecydowanie tak</text:p>
          </table:table-cell>
          <table:table-cell table:number-columns-repeated="3" office:value-type="string">
            <text:p>trudno powiedzieć</text:p>
          </table:table-cell>
          <table:table-cell table:number-columns-repeated="4"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Nie</text:p>
          </table:table-cell>
          <table:table-cell table:number-columns-repeated="12"/>
          <table:table-cell table:number-columns-repeated="3"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15" office:value-type="string">
            <text:p>bardzo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ek</text:p>
          </table:table-cell>
          <table:table-cell table:number-columns-repeated="4"/>
          <table:table-cell office:value-type="string">
            <text:p>dopasowanego do potrzeb systemu motywacyjnego</text:p>
          </table:table-cell>
          <table:table-cell/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table:number-columns-repeated="5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table:number-columns-repeated="3"/>
          <table:table-cell office:value-type="string">
            <text:p>dopasowanego do potrzeb systemu motywacyjnego</text:p>
          </table:table-cell>
          <table:table-cell/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5" office:value-type="string">
            <text:p>nie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5" office:value-type="string">
            <text:p>trudno powiedzieć</text:p>
          </table:table-cell>
          <table:table-cell table:number-columns-repeated="2" office:value-type="string">
            <text:p>raczej ni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table:number-columns-repeated="2" office:value-type="string">
            <text:p>raczej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4"/>
          <table:table-cell office:value-type="string">
            <text:p>szansy na rozwój osobisty wykraczający poza zajmowane stanowisko</text:p>
          </table:table-cell>
          <table:table-cell table:number-columns-repeated="10"/>
          <table:table-cell table:number-columns-repeated="5"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6" office:value-type="string">
            <text:p>nie</text:p>
          </table:table-cell>
          <table:table-cell office:value-type="string">
            <text:p>tak</text:p>
          </table:table-cell>
          <table:table-cell table:number-columns-repeated="9"/>
          <table:table-cell office:value-type="string">
            <text:p>równowagi pomiędzy pracą a życiem osobistym (work life balance)</text:p>
          </table:table-cell>
          <table:table-cell table:number-columns-repeated="5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6"/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table:number-columns-repeated="3" office:value-type="string">
            <text:p>trudno powiedzieć</text:p>
          </table:table-cell>
          <table:table-cell table:number-columns-repeated="3"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Nie</text:p>
          </table:table-cell>
          <table:table-cell table:number-columns-repeated="4"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2" office:value-type="string">
            <text:p>raczej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7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7" office:value-type="string">
            <text:p>bardzo ważne</text:p>
          </table:table-cell>
          <table:table-cell table:number-columns-repeated="9"/>
          <table:table-cell office:value-type="string">
            <text:p>równowagi pomiędzy pracą a życiem osobistym (work life balance)</text:p>
          </table:table-cell>
          <table:table-cell table:number-columns-repeated="5"/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9"/>
          <table:table-cell office:value-type="string">
            <text:p>równowagi pomiędzy pracą a życiem osobistym (work life balance)</text:p>
          </table:table-cell>
          <table:table-cell table:number-columns-repeated="5"/>
          <table:table-cell office:value-type="string">
            <text:p>Nie</text:p>
          </table:table-cell>
          <table:table-cell/>
          <table:table-cell office:value-type="string">
            <text:p>boisz się, że zostaniesz uznany(a) za roszczeniowego</text:p>
          </table:table-cell>
          <table:table-cell office:value-type="string">
            <text:p>uważasz, że Twoje oczekiwania nie są ważne</text:p>
          </table:table-cell>
          <table:table-cell table:number-columns-repeated="6"/>
          <table:table-cell table:number-columns-repeated="8" office:value-type="string">
            <text:p>nie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5"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5"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zdecydowanie zgadzam się</text:p>
          </table:table-cell>
          <table:table-cell table:number-columns-repeated="2"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14"/>
          <table:table-cell office:value-type="string">
            <text:p>dbałości o klimat sprzyjający zadowoleniu z pracy</text:p>
          </table:table-cell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table:number-columns-repeated="10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8"/>
          <table:table-cell office:value-type="string">
            <text:p>nie</text:p>
          </table:table-cell>
          <table:table-cell table:number-columns-repeated="7"/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4"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5" office:value-type="string">
            <text:p>raczej tak</text:p>
          </table:table-cell>
          <table:table-cell office:value-type="string">
            <text:p>Nie</text:p>
          </table:table-cell>
          <table:table-cell table:number-columns-repeated="12"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raczej zgadzam się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7" office:value-type="string">
            <text:p>bardzo ważne</text:p>
          </table:table-cell>
          <table:table-cell office:value-type="string">
            <text:p><text:s/>narzędzi niezbędnych do wykonywania pracy i/lub właściwych warunków bhp</text:p>
          </table:table-cell>
          <table:table-cell table:number-columns-repeated="10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table:number-columns-repeated="2" office:value-type="string">
            <text:p>tak</text:p>
          </table:table-cell>
          <table:table-cell table:number-columns-repeated="14" office:value-type="string">
            <text:p>nie</text:p>
          </table:table-cell>
          <table:table-cell table:number-columns-repeated="4"/>
          <table:table-cell office:value-type="string">
            <text:p>przejrzystych zasad premiowania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2"/>
          <table:table-cell office:value-type="string">
            <text:p>dopasowanego do potrzeb systemu motywacyjnego</text:p>
          </table:table-cell>
          <table:table-cell table:number-columns-repeated="3"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 table:number-columns-repeated="15"/>
          <table:table-cell table:number-columns-repeated="2"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11" office:value-type="string">
            <text:p>raczej tak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zdecydowanie zgadzam się</text:p>
          </table:table-cell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raczej nieważne</text:p>
          </table:table-cell>
          <table:table-cell table:number-columns-repeated="2" office:value-type="string">
            <text:p>bardzo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ek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6"/>
          <table:table-cell office:value-type="string">
            <text:p>równego traktowania pracowników (brak dyskryminacji i brak faworyzowania wybranych pracowników)</text:p>
          </table:table-cell>
          <table:table-cell/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table:number-columns-repeated="3"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table:number-columns-repeated="9"/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 table:number-columns-repeated="4"/>
          <table:table-cell office:value-type="string">
            <text:p>uważasz, że pracodawcy nie interesują Twoje oczekiwania</text:p>
          </table:table-cell>
          <table:table-cell table:number-columns-repeated="2"/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/>
          <table:table-cell table:number-columns-repeated="12" office:value-type="string">
            <text:p>zdecydowanie tak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ak</text:p>
          </table:table-cell>
          <table:table-cell table:number-columns-repeated="4" office:value-type="string">
            <text:p>tak</text:p>
          </table:table-cell>
          <table:table-cell office:value-type="string">
            <text:p>nie</text:p>
          </table:table-cell>
          <table:table-cell table:number-columns-repeated="7" office:value-type="string">
            <text:p>tak</text:p>
          </table:table-cell>
          <table:table-cell table:number-columns-repeated="2" office:value-type="string">
            <text:p>zdecydowanie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table:number-columns-repeated="4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nie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<text:s/>narzędzi niezbędnych do wykonywania pracy i/lub właściwych warunków bhp</text:p>
          </table:table-cell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table:number-columns-repeated="8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table:number-columns-repeated="4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narzędzi niezbędnych do wykonywania pracy i/lub właściwych warunków bhp</text:p>
          </table:table-cell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table:number-columns-repeated="11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7" office:value-type="string">
            <text:p>nie</text:p>
          </table:table-cell>
          <table:table-cell office:value-type="string">
            <text:p>zdecydowanie tak</text:p>
          </table:table-cell>
          <table:table-cell table:number-columns-repeated="3" office:value-type="string">
            <text:p>raczej tak</text:p>
          </table:table-cell>
          <table:table-cell table:number-columns-repeated="3"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5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9" office:value-type="string">
            <text:p>bardzo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table:number-columns-repeated="11"/>
          <table:table-cell table:number-columns-repeated="2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12" office:value-type="string">
            <text:p>nie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 table:number-columns-repeated="11"/>
          <table:table-cell office:value-type="string">
            <text:p>Nie</text:p>
          </table:table-cell>
          <table:table-cell table:number-columns-repeated="8"/>
          <table:table-cell office:value-type="string">
            <text:p>inne</text:p>
          </table:table-cell>
          <table:table-cell table:number-columns-repeated="8"/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raczej nie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raczej zgadzam się</text:p>
          </table:table-cell>
          <table:table-cell table:number-columns-repeated="2"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13" office:value-type="string">
            <text:p>bardzo ważne</text:p>
          </table:table-cell>
          <table:table-cell table:number-columns-repeated="8"/>
          <table:table-cell office:value-type="string">
            <text:p>dopasowanego do potrzeb systemu motywacyjnego</text:p>
          </table:table-cell>
          <table:table-cell table:number-columns-repeated="3"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 office:value-type="string">
            <text:p>tak</text:p>
          </table:table-cell>
          <table:table-cell table:number-columns-repeated="4" office:value-type="string">
            <text:p>nie</text:p>
          </table:table-cell>
          <table:table-cell office:value-type="string">
            <text:p>tak</text:p>
          </table:table-cell>
          <table:table-cell/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table:number-columns-repeated="4"/>
          <table:table-cell office:value-type="string">
            <text:p>dopasowanego do potrzeb systemu motywacyjnego</text:p>
          </table:table-cell>
          <table:table-cell/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office:value-type="string">
            <text:p>regularnego otrzymywania informacji zwrotnych dotyczących oceny jakości pracy</text:p>
          </table:table-cell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6"/>
          <table:table-cell office:value-type="string">
            <text:p>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table:number-columns-repeated="2"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3"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raczej się nie zgadzam</text:p>
          </table:table-cell>
          <table:table-cell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2"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4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<text:s/>narzędzi niezbędnych do wykonywania pracy i/lub właściwych warunków bhp</text:p>
          </table:table-cell>
          <table:table-cell table:number-columns-repeated="8"/>
          <table:table-cell office:value-type="string">
            <text:p>równowagi pomiędzy pracą a życiem osobistym (work life balance)</text:p>
          </table:table-cell>
          <table:table-cell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table:number-columns-repeated="2"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narzędzi niezbędnych do wykonywania pracy i/lub właściwych warunków bhp</text:p>
          </table:table-cell>
          <table:table-cell table:number-columns-repeated="8"/>
          <table:table-cell office:value-type="string">
            <text:p>równowagi pomiędzy pracą a życiem osobistym (work life balance)</text:p>
          </table:table-cell>
          <table:table-cell table:number-columns-repeated="5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 table:number-columns-repeated="15"/>
          <table:table-cell table:number-columns-repeated="3"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table:number-columns-repeated="2" office:value-type="string">
            <text:p>raczej tak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7" office:value-type="string">
            <text:p>tak</text:p>
          </table:table-cell>
          <table:table-cell office:value-type="string">
            <text:p>zdecydowanie zgadzam się</text:p>
          </table:table-cell>
          <table:table-cell table:number-columns-repeated="2"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<text:s/>narzędzi niezbędnych do wykonywania pracy i/lub właściwych warunków bhp</text:p>
          </table:table-cell>
          <table:table-cell table:number-columns-repeated="2"/>
          <table:table-cell office:value-type="string">
            <text:p>satysfakcjonującego wynagrodzenia i/lub przejrzystych zasad jego podwyżek</text:p>
          </table:table-cell>
          <table:table-cell table:number-columns-repeated="7"/>
          <table:table-cell office:value-type="string">
            <text:p>równego traktowania pracowników (brak dyskryminacji i brak faworyzowania wybranych pracowników)</text:p>
          </table:table-cell>
          <table:table-cell table:number-columns-repeated="2"/>
          <table:table-cell office:value-type="string">
            <text:p>dbałości o klimat sprzyjający zadowoleniu z pracy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narzędzi niezbędnych do wykonywania pracy i/lub właściwych warunków bhp</text:p>
          </table:table-cell>
          <table:table-cell table:number-columns-repeated="2"/>
          <table:table-cell office:value-type="string">
            <text:p>satysfakcjonującego wynagrodzenia i/lub jasnych zasad przydzielania podwyżek</text:p>
          </table:table-cell>
          <table:table-cell table:number-columns-repeated="7"/>
          <table:table-cell office:value-type="string">
            <text:p>równego traktowania pracowników (brak dyskryminacji i brak faworyzowania wybranych pracowników)</text:p>
          </table:table-cell>
          <table:table-cell table:number-columns-repeated="2"/>
          <table:table-cell office:value-type="string">
            <text:p>dbałości o klimat sprzyjający zadowoleniu z pracy</text:p>
          </table:table-cell>
          <table:table-cell office:value-type="string">
            <text:p>Tak (przejdź do pytania 11)</text:p>
          </table:table-cell>
          <table:table-cell table:number-columns-repeated="10"/>
          <table:table-cell office:value-type="string">
            <text:p>tak</text:p>
          </table:table-cell>
          <table:table-cell table:number-columns-repeated="6"/>
          <table:table-cell table:number-columns-repeated="5" office:value-type="string">
            <text:p>raczej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4"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table:number-columns-repeated="2" office:value-type="string">
            <text:p>raczej zgadzam się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ważne</text:p>
          </table:table-cell>
          <table:table-cell office:value-type="string">
            <text:p>trudno powiedzieć</text:p>
          </table:table-cell>
          <table:table-cell table:number-columns-repeated="4"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/>
          <table:table-cell office:value-type="string">
            <text:p>odpowiednich do Twoich potrzeb warunków socjalnych</text:p>
          </table:table-cell>
          <table:table-cell table:number-columns-repeated="13"/>
          <table:table-cell table:number-columns-repeated="3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11" office:value-type="string">
            <text:p>nie</text:p>
          </table:table-cell>
          <table:table-cell/>
          <table:table-cell office:value-type="string">
            <text:p>odpowiednich do Twoich potrzeb warunków socjalnych</text:p>
          </table:table-cell>
          <table:table-cell table:number-columns-repeated="13"/>
          <table:table-cell office:value-type="string">
            <text:p>Nie</text:p>
          </table:table-cell>
          <table:table-cell table:number-columns-repeated="2"/>
          <table:table-cell office:value-type="string">
            <text:p>uważasz, że Twoje oczekiwania nie są ważne</text:p>
          </table:table-cell>
          <table:table-cell table:number-columns-repeated="6"/>
          <table:table-cell table:number-columns-repeated="8" office:value-type="string">
            <text:p>nie</text:p>
          </table:table-cell>
          <table:table-cell table:number-columns-repeated="6" office:value-type="string">
            <text:p>raczej nie</text:p>
          </table:table-cell>
          <table:table-cell office:value-type="string">
            <text:p>zdecydowanie nie</text:p>
          </table:table-cell>
          <table:table-cell table:number-columns-repeated="2" office:value-type="string">
            <text:p>raczej nie</text:p>
          </table:table-cell>
          <table:table-cell office:value-type="string">
            <text:p>zdecydowanie nie</text:p>
          </table:table-cell>
          <table:table-cell table:number-columns-repeated="7" office:value-type="string">
            <text:p>raczej nie</text:p>
          </table:table-cell>
          <table:table-cell office:value-type="string">
            <text:p>Nie</text:p>
          </table:table-cell>
          <table:table-cell office:value-type="string">
            <text:p>nie</text:p>
          </table:table-cell>
          <table:table-cell table:number-columns-repeated="3"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6" office:value-type="string">
            <text:p>tak</text:p>
          </table:table-cell>
          <table:table-cell office:value-type="string">
            <text:p>raczej się nie zgadzam</text:p>
          </table:table-cell>
          <table:table-cell table:number-columns-repeated="2"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7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7" office:value-type="string">
            <text:p>bardzo ważne</text:p>
          </table:table-cell>
          <table:table-cell table:number-columns-repeated="8"/>
          <table:table-cell office:value-type="string">
            <text:p>dopasowanego do potrzeb systemu motywacyjnego</text:p>
          </table:table-cell>
          <table:table-cell table:number-columns-repeated="6"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 office:value-type="string">
            <text:p>tak</text:p>
          </table:table-cell>
          <table:table-cell table:number-columns-repeated="3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tak</text:p>
          </table:table-cell>
          <table:table-cell table:number-columns-repeated="10"/>
          <table:table-cell office:value-type="string">
            <text:p>przejrzystego systemu oceny pracy</text:p>
          </table:table-cell>
          <table:table-cell table:number-columns-repeated="4"/>
          <table:table-cell office:value-type="string">
            <text:p>Nie</text:p>
          </table:table-cell>
          <table:table-cell/>
          <table:table-cell office:value-type="string">
            <text:p>boisz się, że zostaniesz uznany(a) za roszczeniowego</text:p>
          </table:table-cell>
          <table:table-cell table:number-columns-repeated="15"/>
          <table:table-cell table:number-columns-repeated="6"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zdecydowanie zgadzam się</text:p>
          </table:table-cell>
          <table:table-cell table:number-columns-repeated="2"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table:number-columns-repeated="4" office:value-type="string">
            <text:p>bardzo ważne</text:p>
          </table:table-cell>
          <table:table-cell table:number-columns-repeated="3"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/>
          <table:table-cell office:value-type="string">
            <text:p>satysfakcjonującego wynagrodzenia i/lub przejrzystych zasad jego podwyżek</text:p>
          </table:table-cell>
          <table:table-cell table:number-columns-repeated="7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 office:value-type="string">
            <text:p>tak</text:p>
          </table:table-cell>
          <table:table-cell table:number-columns-repeated="9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 table:number-columns-repeated="11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/>
          <table:table-cell office:value-type="string">
            <text:p>uważasz, że Twoje oczekiwania nie są ważne</text:p>
          </table:table-cell>
          <table:table-cell table:number-columns-repeated="14"/>
          <table:table-cell table:number-columns-repeated="2"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table:number-columns-repeated="4" office:value-type="string">
            <text:p>raczej tak</text:p>
          </table:table-cell>
          <table:table-cell table:number-columns-repeated="3"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3" office:value-type="string">
            <text:p>raczej tak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7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bardzo ważne</text:p>
          </table:table-cell>
          <table:table-cell office:value-type="string">
            <text:p>zdecydowanie nieważne</text:p>
          </table:table-cell>
          <table:table-cell table:number-columns-repeated="2" office:value-type="string">
            <text:p>bardzo ważne</text:p>
          </table:table-cell>
          <table:table-cell table:number-columns-repeated="5"/>
          <table:table-cell office:value-type="string">
            <text:p>możliwości udziału w szkoleniach rozwijających kwalifikacje na zajmowanym stanowisku</text:p>
          </table:table-cell>
          <table:table-cell office:value-type="string">
            <text:p>bezpieczeństwa zatrudnienia, tj. stałej umowy o pracę</text:p>
          </table:table-cell>
          <table:table-cell table:number-columns-repeated="3"/>
          <table:table-cell office:value-type="string">
            <text:p>przejrzystego systemu oceny pracy</text:p>
          </table:table-cell>
          <table:table-cell table:number-columns-repeated="4"/>
          <table:table-cell table:number-columns-repeated="16" office:value-type="string">
            <text:p>nie</text:p>
          </table:table-cell>
          <table:table-cell table:number-columns-repeated="9"/>
          <table:table-cell office:value-type="string">
            <text:p>równowagi pomiędzy pracą a życiem osobistym (work life balance)</text:p>
          </table:table-cell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14"/>
          <table:table-cell office:value-type="string">
            <text:p>tak</text:p>
          </table:table-cell>
          <table:table-cell/>
          <table:table-cell office:value-type="string">
            <text:p>raczej tak</text:p>
          </table:table-cell>
          <table:table-cell table:number-columns-repeated="3"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table:number-columns-repeated="2" office:value-type="string">
            <text:p>raczej tak</text:p>
          </table:table-cell>
          <table:table-cell table:number-columns-repeated="7" office:value-type="string">
            <text:p>zdecydowanie tak</text:p>
          </table:table-cell>
          <table:table-cell office:value-type="string">
            <text:p>Nie</text:p>
          </table:table-cell>
          <table:table-cell table:number-columns-repeated="12"/>
          <table:table-cell table:number-columns-repeated="2" office:value-type="string">
            <text:p>trudno powiedzieć</text:p>
          </table:table-cell>
          <table:table-cell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2"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6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5"/>
          <table:table-cell office:value-type="string">
            <text:p>możliwości udziału w szkoleniach rozwijających kwalifikacje na zajmowanym stanowisku</text:p>
          </table:table-cell>
          <table:table-cell table:number-columns-repeated="9"/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11" office:value-type="string">
            <text:p>nie</text:p>
          </table:table-cell>
          <table:table-cell table:number-columns-repeated="14"/>
          <table:table-cell office:value-type="string">
            <text:p>dbałości o klimat sprzyjający zadowoleniu z pracy</text:p>
          </table:table-cell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 table:number-columns-repeated="7"/>
          <table:table-cell table:number-columns-repeated="8" office:value-type="string">
            <text:p>nie</text:p>
          </table:table-cell>
          <table:table-cell table:number-columns-repeated="3" office:value-type="string">
            <text:p>raczej nie</text:p>
          </table:table-cell>
          <table:table-cell table:number-columns-repeated="2" office:value-type="string">
            <text:p>trudno powiedzieć</text:p>
          </table:table-cell>
          <table:table-cell table:number-columns-repeated="2" office:value-type="string">
            <text:p>raczej nie</text:p>
          </table:table-cell>
          <table:table-cell office:value-type="string">
            <text:p>raczej tak</text:p>
          </table:table-cell>
          <table:table-cell table:number-columns-repeated="2" office:value-type="string">
            <text:p>raczej nie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Nie</text:p>
          </table:table-cell>
          <table:table-cell office:value-type="string">
            <text:p>nie</text:p>
          </table:table-cell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table:number-columns-repeated="7" office:value-type="string">
            <text:p>tak</text:p>
          </table:table-cell>
          <table:table-cell office:value-type="string">
            <text:p>raczej zgadzam się</text:p>
          </table:table-cell>
          <table:table-cell office:value-type="string">
            <text:p>trudno powiedzieć</text:p>
          </table:table-cell>
          <table:table-cell office:value-type="string">
            <text:p>raczej zgadzam się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<text:s/>narzędzi niezbędnych do wykonywania pracy i/lub właściwych warunków bhp</text:p>
          </table:table-cell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ek</text:p>
          </table:table-cell>
          <table:table-cell office:value-type="string">
            <text:p>szansy na rozwój osobisty wykraczający poza zajmowane stanowisko</text:p>
          </table:table-cell>
          <table:table-cell office:value-type="string">
            <text:p>możliwości udziału w szkoleniach rozwijających kwalifikacje na zajmowanym stanowisku</text:p>
          </table:table-cell>
          <table:table-cell table:number-columns-repeated="9"/>
          <table:table-cell table:number-columns-repeated="4" office:value-type="string">
            <text:p>tak</text:p>
          </table:table-cell>
          <table:table-cell table:number-columns-repeated="10" office:value-type="string">
            <text:p>nie</text:p>
          </table:table-cell>
          <table:table-cell table:number-columns-repeated="2" office:value-type="string">
            <text:p>tak</text:p>
          </table:table-cell>
          <table:table-cell/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7"/>
          <table:table-cell office:value-type="string">
            <text:p>szacunku i poszanowania godności</text:p>
          </table:table-cell>
          <table:table-cell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nie</text:p>
          </table:table-cell>
          <table:table-cell table:number-columns-repeated="2" office:value-type="string">
            <text:p>raczej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zdecydowanie zgadzam się</text:p>
          </table:table-cell>
          <table:table-cell office:value-type="string">
            <text:p>raczej zgadzam się</text:p>
          </table:table-cell>
          <table:table-cell office:value-type="string">
            <text:p>zdecydowanie zgadzam się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table:number-columns-repeated="7" office:value-type="string">
            <text:p>bardzo ważne</text:p>
          </table:table-cell>
          <table:table-cell table:number-columns-repeated="2" office:value-type="string">
            <text:p>trudno powiedzieć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5"/>
          <table:table-cell office:value-type="string">
            <text:p>możliwości udziału w szkoleniach rozwijających kwalifikacje na zajmowanym stanowisku</text:p>
          </table:table-cell>
          <table:table-cell table:number-columns-repeated="9"/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12"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/>
          <table:table-cell office:value-type="string">
            <text:p>możliwości udziału w szkoleniach rozwijających kwalifikacje i kompetencje na zajmowanym stanowisku</text:p>
          </table:table-cell>
          <table:table-cell table:number-columns-repeated="6"/>
          <table:table-cell office:value-type="string">
            <text:p>szacunku i poszanowania godności</text:p>
          </table:table-cell>
          <table:table-cell office:value-type="string">
            <text:p>dbałości o klimat sprzyjający zadowoleniu z pracy</text:p>
          </table:table-cell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2"/>
          <table:table-cell office:value-type="string">
            <text:p>boisz się, że zostaniesz zwolniony(a)</text:p>
          </table:table-cell>
          <table:table-cell table:number-columns-repeated="13"/>
          <table:table-cell table:number-columns-repeated="7"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table:number-columns-repeated="3" office:value-type="string">
            <text:p>trudno powiedzieć</text:p>
          </table:table-cell>
          <table:table-cell table:number-columns-repeated="2"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Tak</text:p>
          </table:table-cell>
          <table:table-cell table:number-columns-repeated="12" office:value-type="string">
            <text:p>tak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3"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6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/>
          <table:table-cell office:value-type="string">
            <text:p>odpowiednich do Twoich potrzeb warunków socjalnych</text:p>
          </table:table-cell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ek</text:p>
          </table:table-cell>
          <table:table-cell table:number-columns-repeated="3"/>
          <table:table-cell office:value-type="string">
            <text:p>samodzielności w pracy adekwatnej do posiadanych kwalifikacji i doświadczenia</text:p>
          </table:table-cell>
          <table:table-cell/>
          <table:table-cell office:value-type="string">
            <text:p>równowagi pomiędzy pracą a życiem osobistym (work life balance)</text:p>
          </table:table-cell>
          <table:table-cell table:number-columns-repeated="3"/>
          <table:table-cell office:value-type="string">
            <text:p>szacunku i poszanowania godności</text:p>
          </table:table-cell>
          <table:table-cell/>
          <table:table-cell table:number-columns-repeated="2"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5"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table:number-columns-repeated="4"/>
          <table:table-cell office:value-type="string">
            <text:p>równowagi pomiędzy pracą a życiem osobistym (work life balance)</text:p>
          </table:table-cell>
          <table:table-cell/>
          <table:table-cell office:value-type="string">
            <text:p>równego traktowania pracowników (brak dyskryminacji i brak faworyzowania wybranych pracowników)</text:p>
          </table:table-cell>
          <table:table-cell/>
          <table:table-cell office:value-type="string">
            <text:p>szacunku i poszanowania godności</text:p>
          </table:table-cell>
          <table:table-cell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 table:number-columns-repeated="2"/>
          <table:table-cell office:value-type="string">
            <text:p>w firmie, w której pracujesz, nikt nie komunikuje potrzeb</text:p>
          </table:table-cell>
          <table:table-cell office:value-type="string">
            <text:p>uważasz, że pracodawca powinien się domyśleć</text:p>
          </table:table-cell>
          <table:table-cell office:value-type="string">
            <text:p>uważasz, że pracodawcy nie interesują Twoje oczekiwania</text:p>
          </table:table-cell>
          <table:table-cell table:number-columns-repeated="10"/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table:number-columns-repeated="3" office:value-type="string">
            <text:p>zdecydowanie tak</text:p>
          </table:table-cell>
          <table:table-cell table:number-columns-repeated="2" office:value-type="string">
            <text:p>trudno powiedzieć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raczej nie</text:p>
          </table:table-cell>
          <table:table-cell table:number-columns-repeated="4" office:value-type="string">
            <text:p>zdecydowanie tak</text:p>
          </table:table-cell>
          <table:table-cell office:value-type="string">
            <text:p>raczej nie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Tak</text:p>
          </table:table-cell>
          <table:table-cell table:number-columns-repeated="6" office:value-type="string">
            <text:p>tak</text:p>
          </table:table-cell>
          <table:table-cell office:value-type="string">
            <text:p>nie</text:p>
          </table:table-cell>
          <table:table-cell table:number-columns-repeated="3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trudno powiedzieć</text:p>
          </table:table-cell>
          <table:table-cell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bardzo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/>
          <table:table-cell office:value-type="string">
            <text:p>szansy na rozwój osobisty wykraczający poza zajmowane stanowisko</text:p>
          </table:table-cell>
          <table:table-cell table:number-columns-repeated="3"/>
          <table:table-cell office:value-type="string">
            <text:p>dopasowanego do potrzeb systemu motywacyjnego</text:p>
          </table:table-cell>
          <table:table-cell table:number-columns-repeated="3"/>
          <table:table-cell office:value-type="string">
            <text:p>regularnego otrzymywania informacji zwrotnych dotyczących oceny jakości pracy</text:p>
          </table:table-cell>
          <table:table-cell table:number-columns-repeated="2"/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11" office:value-type="string">
            <text:p>ni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/>
          <table:table-cell office:value-type="string">
            <text:p>przejrzystych zasad premiowania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9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office:value-type="string">
            <text:p>boisz się, że zostaniesz uznany(a) za roszczeniowego</text:p>
          </table:table-cell>
          <table:table-cell table:number-columns-repeated="15"/>
          <table:table-cell table:number-columns-repeated="2"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ak</text:p>
          </table:table-cell>
          <table:table-cell table:number-columns-repeated="4"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6"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raczej zgadzam się</text:p>
          </table:table-cell>
          <table:table-cell office:value-type="string">
            <text:p>raczej się nie zgadzam</text:p>
          </table:table-cell>
          <table:table-cell table:number-columns-repeated="911"/>
        </table:table-row>
        <table:table-row table:style-name="ro1">
          <table:table-cell office:value-type="string">
            <text:p>18-23 lat</text:p>
          </table:table-cell>
          <table:table-cell table:number-columns-repeated="15" office:value-type="string">
            <text:p>bardzo ważne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ek</text:p>
          </table:table-cell>
          <table:table-cell table:number-columns-repeated="4"/>
          <table:table-cell office:value-type="string">
            <text:p>dopasowanego do potrzeb systemu motywacyjnego</text:p>
          </table:table-cell>
          <table:table-cell table:number-columns-repeated="2"/>
          <table:table-cell office:value-type="string">
            <text:p>równego traktowania pracowników (brak dyskryminacji i brak faworyzowania wybranych pracowników)</text:p>
          </table:table-cell>
          <table:table-cell table:number-columns-repeated="2"/>
          <table:table-cell office:value-type="string">
            <text:p>dbałości o klimat sprzyjający zadowoleniu z pracy</text:p>
          </table:table-cell>
          <table:table-cell table:number-columns-repeated="4"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3" office:value-type="string">
            <text:p>tak</text:p>
          </table:table-cell>
          <table:table-cell table:number-columns-repeated="6" office:value-type="string">
            <text:p>nie</text:p>
          </table:table-cell>
          <table:table-cell office:value-type="string">
            <text:p>tak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office:value-type="string">
            <text:p>przejrzystych zasad premiowania</text:p>
          </table:table-cell>
          <table:table-cell table:number-columns-repeated="3"/>
          <table:table-cell office:value-type="string">
            <text:p>dopasowanego do potrzeb systemu motywacyjnego</text:p>
          </table:table-cell>
          <table:table-cell table:number-columns-repeated="2"/>
          <table:table-cell office:value-type="string">
            <text:p>równego traktowania pracowników (brak dyskryminacji i brak faworyzowania wybranych pracowników)</text:p>
          </table:table-cell>
          <table:table-cell office:value-type="string">
            <text:p>regularnego otrzymywania informacji zwrotnych dotyczących oceny jakości pracy</text:p>
          </table:table-cell>
          <table:table-cell/>
          <table:table-cell office:value-type="string">
            <text:p>dbałości o klimat sprzyjający zadowoleniu z pracy</text:p>
          </table:table-cell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3"/>
          <table:table-cell office:value-type="string">
            <text:p>w firmie, w której pracujesz, nikt nie komunikuje potrzeb</text:p>
          </table:table-cell>
          <table:table-cell table:number-columns-repeated="12"/>
          <table:table-cell office:value-type="string">
            <text:p>zdecydowanie tak</text:p>
          </table:table-cell>
          <table:table-cell table:number-columns-repeated="2"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3" office:value-type="string">
            <text:p>zdecydowanie tak</text:p>
          </table:table-cell>
          <table:table-cell office:value-type="string">
            <text:p>raczej tak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Tak</text:p>
          </table:table-cell>
          <table:table-cell table:number-columns-repeated="4" office:value-type="string">
            <text:p>tak</text:p>
          </table:table-cell>
          <table:table-cell office:value-type="string">
            <text:p>nie</text:p>
          </table:table-cell>
          <table:table-cell table:number-columns-repeated="7" office:value-type="string">
            <text:p>tak</text:p>
          </table:table-cell>
          <table:table-cell office:value-type="string">
            <text:p>raczej zgadzam się</text:p>
          </table:table-cell>
          <table:table-cell office:value-type="string">
            <text:p>zdecydowanie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zdecydowanie nieważne</text:p>
          </table:table-cell>
          <table:table-cell office:value-type="string">
            <text:p>raczej nieważne</text:p>
          </table:table-cell>
          <table:table-cell office:value-type="string">
            <text:p>raczej ważne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ważne</text:p>
          </table:table-cell>
          <table:table-cell office:value-type="string">
            <text:p>raczej nieważne</text:p>
          </table:table-cell>
          <table:table-cell table:number-columns-repeated="3" office:value-type="string">
            <text:p>trudno powiedzieć</text:p>
          </table:table-cell>
          <table:table-cell office:value-type="string">
            <text:p>zdecydowanie nieważne</text:p>
          </table:table-cell>
          <table:table-cell/>
          <table:table-cell office:value-type="string">
            <text:p>odpowiednich do Twoich potrzeb warunków socjalnych</text:p>
          </table:table-cell>
          <table:table-cell table:number-columns-repeated="2"/>
          <table:table-cell office:value-type="string">
            <text:p>szansy na rozwój osobisty wykraczający poza zajmowane stanowisko</text:p>
          </table:table-cell>
          <table:table-cell table:number-columns-repeated="5"/>
          <table:table-cell office:value-type="string">
            <text:p>przejrzystego systemu oceny pracy</text:p>
          </table:table-cell>
          <table:table-cell table:number-columns-repeated="3"/>
          <table:table-cell office:value-type="string">
            <text:p>dbałości o klimat sprzyjający zadowoleniu z pracy</text:p>
          </table:table-cell>
          <table:table-cell table:number-columns-repeated="2" office:value-type="string">
            <text:p>nie</text:p>
          </table:table-cell>
          <table:table-cell table:number-columns-repeated="3"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7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table:number-columns-repeated="7"/>
          <table:table-cell office:value-type="string">
            <text:p>równego traktowania pracowników (brak dyskryminacji i brak faworyzowania wybranych pracowników)</text:p>
          </table:table-cell>
          <table:table-cell table:number-columns-repeated="3"/>
          <table:table-cell office:value-type="string">
            <text:p>Tak (przejdź do pytania 11)</text:p>
          </table:table-cell>
          <table:table-cell table:number-columns-repeated="9"/>
          <table:table-cell office:value-type="string">
            <text:p>tak</text:p>
          </table:table-cell>
          <table:table-cell table:number-columns-repeated="7"/>
          <table:table-cell table:number-columns-repeated="2" office:value-type="string">
            <text:p>zdecydowanie nie</text:p>
          </table:table-cell>
          <table:table-cell office:value-type="string">
            <text:p>raczej nie</text:p>
          </table:table-cell>
          <table:table-cell office:value-type="string">
            <text:p>zdecydowanie tak</text:p>
          </table:table-cell>
          <table:table-cell office:value-type="string">
            <text:p>trudno powiedzieć</text:p>
          </table:table-cell>
          <table:table-cell table:number-columns-repeated="3" office:value-type="string">
            <text:p>raczej nie</text:p>
          </table:table-cell>
          <table:table-cell table:number-columns-repeated="2" office:value-type="string">
            <text:p>zdecydowanie nie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nie</text:p>
          </table:table-cell>
          <table:table-cell office:value-type="string">
            <text:p>zdecydowanie nie</text:p>
          </table:table-cell>
          <table:table-cell office:value-type="string">
            <text:p>Tak</text:p>
          </table:table-cell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table:number-columns-repeated="2" office:value-type="string">
            <text:p>nie</text:p>
          </table:table-cell>
          <table:table-cell table:number-columns-repeated="4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2" office:value-type="string">
            <text:p>raczej zgadzam się</text:p>
          </table:table-cell>
          <table:table-cell office:value-type="string">
            <text:p>trudno powiedzieć</text:p>
          </table:table-cell>
          <table:table-cell table:number-columns-repeated="911"/>
        </table:table-row>
        <table:table-row table:style-name="ro1">
          <table:table-cell office:value-type="string">
            <text:p>24-39 lat</text:p>
          </table:table-cell>
          <table:table-cell table:number-columns-repeated="4" office:value-type="string">
            <text:p>bardzo ważne</text:p>
          </table:table-cell>
          <table:table-cell table:number-columns-repeated="2" office:value-type="string">
            <text:p>trudno powiedzieć</text:p>
          </table:table-cell>
          <table:table-cell office:value-type="string">
            <text:p>raczej nie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raczej nie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ek</text:p>
          </table:table-cell>
          <table:table-cell table:number-columns-repeated="3"/>
          <table:table-cell office:value-type="string">
            <text:p>samodzielności w pracy adekwatnej do posiadanych kwalifikacji i doświadczenia</text:p>
          </table:table-cell>
          <table:table-cell table:number-columns-repeated="7"/>
          <table:table-cell table:number-columns-repeated="12"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jasnych zasad przydzielania podwyżek</text:p>
          </table:table-cell>
          <table:table-cell table:number-columns-repeated="5"/>
          <table:table-cell office:value-type="string">
            <text:p>równowagi pomiędzy pracą a życiem osobistym (work life balance)</text:p>
          </table:table-cell>
          <table:table-cell table:number-columns-repeated="5"/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3"/>
          <table:table-cell office:value-type="string">
            <text:p>w firmie, w której pracujesz, nikt nie komunikuje potrzeb</text:p>
          </table:table-cell>
          <table:table-cell/>
          <table:table-cell office:value-type="string">
            <text:p>uważasz, że pracodawcy nie interesują Twoje oczekiwania</text:p>
          </table:table-cell>
          <table:table-cell table:number-columns-repeated="10"/>
          <table:table-cell table:number-columns-repeated="2" office:value-type="string">
            <text:p>zdecydowanie nie</text:p>
          </table:table-cell>
          <table:table-cell office:value-type="string">
            <text:p>trudno powiedzieć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nie</text:p>
          </table:table-cell>
          <table:table-cell office:value-type="string">
            <text:p>raczej tak</text:p>
          </table:table-cell>
          <table:table-cell office:value-type="string">
            <text:p>raczej nie</text:p>
          </table:table-cell>
          <table:table-cell table:number-columns-repeated="2" office:value-type="string">
            <text:p>trudno powiedzieć</text:p>
          </table:table-cell>
          <table:table-cell table:number-columns-repeated="2" office:value-type="string">
            <text:p>raczej ni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Nie</text:p>
          </table:table-cell>
          <table:table-cell table:number-columns-repeated="12"/>
          <table:table-cell office:value-type="string">
            <text:p>zdecydowanie zgadzam się</text:p>
          </table:table-cell>
          <table:table-cell office:value-type="string">
            <text:p>raczej się nie zgadzam</text:p>
          </table:table-cell>
          <table:table-cell office:value-type="string">
            <text:p>zdecydowanie się nie zgadzam</text:p>
          </table:table-cell>
          <table:table-cell table:number-columns-repeated="911"/>
        </table:table-row>
        <table:table-row table:style-name="ro1">
          <table:table-cell office:value-type="string">
            <text:p>40-55 lat</text:p>
          </table:table-cell>
          <table:table-cell office:value-type="string">
            <text:p>bardzo ważne</text:p>
          </table:table-cell>
          <table:table-cell table:number-columns-repeated="2"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raczej ważne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office:value-type="string">
            <text:p>bardzo ważne</text:p>
          </table:table-cell>
          <table:table-cell office:value-type="string">
            <text:p>trudno powiedzieć</text:p>
          </table:table-cell>
          <table:table-cell table:number-columns-repeated="2"/>
          <table:table-cell office:value-type="string">
            <text:p>możliwości awansu i/lub przejrzystych warunków jego uzyskania</text:p>
          </table:table-cell>
          <table:table-cell office:value-type="string">
            <text:p>satysfakcjonującego wynagrodzenia i/lub przejrzystych zasad jego podwyżek</text:p>
          </table:table-cell>
          <table:table-cell office:value-type="string">
            <text:p>szansy na rozwój osobisty wykraczający poza zajmowane stanowisko</text:p>
          </table:table-cell>
          <table:table-cell table:number-columns-repeated="3"/>
          <table:table-cell office:value-type="string">
            <text:p>dopasowanego do potrzeb systemu motywacyjnego</text:p>
          </table:table-cell>
          <table:table-cell/>
          <table:table-cell office:value-type="string">
            <text:p>przejrzystego systemu oceny pracy</text:p>
          </table:table-cell>
          <table:table-cell office:value-type="string">
            <text:p>równego traktowania pracowników (brak dyskryminacji i brak faworyzowania wybranych pracowników)</text:p>
          </table:table-cell>
          <table:table-cell table:number-columns-repeated="2"/>
          <table:table-cell office:value-type="string">
            <text:p>dbałości o klimat sprzyjający zadowoleniu z pracy</text:p>
          </table:table-cell>
          <table:table-cell table:number-columns-repeated="2" office:value-type="string">
            <text:p>tak</text:p>
          </table:table-cell>
          <table:table-cell table:number-columns-repeated="2"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3"/>
          <table:table-cell office:value-type="string">
            <text:p>satysfakcjonującego wynagrodzenia i/lub jasnych zasad przydzielania podwyżek</text:p>
          </table:table-cell>
          <table:table-cell/>
          <table:table-cell office:value-type="string">
            <text:p>szansy na rozwój osobisty wykraczający poza zajmowane stanowisko</text:p>
          </table:table-cell>
          <table:table-cell table:number-columns-repeated="4"/>
          <table:table-cell office:value-type="string">
            <text:p>przejrzystego systemu oceny pracy</text:p>
          </table:table-cell>
          <table:table-cell table:number-columns-repeated="3"/>
          <table:table-cell office:value-type="string">
            <text:p>dbałości o klimat sprzyjający zadowoleniu z pracy</text:p>
          </table:table-cell>
          <table:table-cell office:value-type="string">
            <text:p>Nie</text:p>
          </table:table-cell>
          <table:table-cell office:value-type="string">
            <text:p>nie wierzysz, że to coś zmieni</text:p>
          </table:table-cell>
          <table:table-cell table:number-columns-repeated="5"/>
          <table:table-cell office:value-type="string">
            <text:p>uważasz, że pracodawcy nie interesują Twoje oczekiwania</text:p>
          </table:table-cell>
          <table:table-cell table:number-columns-repeated="2"/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table:number-columns-repeated="5" office:value-type="string">
            <text:p>nie</text:p>
          </table:table-cell>
          <table:table-cell office:value-type="string">
            <text:p>zdecydowanie tak</text:p>
          </table:table-cell>
          <table:table-cell office:value-type="string">
            <text:p>raczej nie</text:p>
          </table:table-cell>
          <table:table-cell office:value-type="string">
            <text:p>trudno powiedzieć</text:p>
          </table:table-cell>
          <table:table-cell table:number-columns-repeated="2" office:value-type="string">
            <text:p>raczej tak</text:p>
          </table:table-cell>
          <table:table-cell office:value-type="string">
            <text:p>zdecydowanie nie</text:p>
          </table:table-cell>
          <table:table-cell office:value-type="string">
            <text:p>raczej tak</text:p>
          </table:table-cell>
          <table:table-cell office:value-type="string">
            <text:p>zdecydowanie tak</text:p>
          </table:table-cell>
          <table:table-cell table:number-columns-repeated="2" office:value-type="string">
            <text:p>raczej nie</text:p>
          </table:table-cell>
          <table:table-cell office:value-type="string">
            <text:p>trudno powiedzieć</text:p>
          </table:table-cell>
          <table:table-cell office:value-type="string">
            <text:p>raczej tak</text:p>
          </table:table-cell>
          <table:table-cell table:number-columns-repeated="2" office:value-type="string">
            <text:p>zdecydowanie tak</text:p>
          </table:table-cell>
          <table:table-cell office:value-type="string">
            <text:p>raczej nie</text:p>
          </table:table-cell>
          <table:table-cell table:number-columns-repeated="2" office:value-type="string">
            <text:p>raczej tak</text:p>
          </table:table-cell>
          <table:table-cell office:value-type="string">
            <text:p>Tak</text:p>
          </table:table-cell>
          <table:table-cell table:number-columns-repeated="2" office:value-type="string">
            <text:p>tak</text:p>
          </table:table-cell>
          <table:table-cell office:value-type="string">
            <text:p>nie</text:p>
          </table:table-cell>
          <table:table-cell office:value-type="string">
            <text:p>tak</text:p>
          </table:table-cell>
          <table:table-cell table:number-columns-repeated="3"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zdecydowanie zgadzam się</text:p>
          </table:table-cell>
          <table:table-cell office:value-type="string">
            <text:p>raczej się nie zgadzam</text:p>
          </table:table-cell>
          <table:table-cell office:value-type="string">
            <text:p>raczej zgadzam się</text:p>
          </table:table-cell>
          <table:table-cell table:number-columns-repeated="911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Czcionka tekstu podstawowego" svg:font-family="'Czcionka tekstu podstawowego'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l" fo:country="P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zcionka tekstu podstawowego" fo:font-size="11pt" fo:font-style="italic" fo:text-shadow="none" style:text-underline-style="none" fo:font-weight="normal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zcionka tekstu podstawowego" fo:font-size="15pt" fo:font-style="normal" fo:text-shadow="none" style:text-underline-style="none" fo:font-weight="bold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zcionka tekstu podstawowego" fo:font-size="13pt" fo:font-style="normal" fo:text-shadow="none" style:text-underline-style="none" fo:font-weight="bold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08.05.2020</text:date>, <text:time>21:2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8T21:22:22</dc:date>
    <meta:document-statistic meta:table-count="1" meta:cell-count="7082" meta:object-count="0"/>
    <meta:generator>OpenOffice/4.0.0$Unix OpenOffice.org_project/400m3$Build-9702</meta:generator>
  </office:meta>
</office:document-meta>
</file>